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officeooo:rsid="000ad5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cript started on 2019-03-13 13:22:00+0530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cat SingleLevel.c</text:p>
      <text:p text:style-name="Preformatted_20_Text">#include&lt;stdio.h&gt;</text:p>
      <text:p text:style-name="Preformatted_20_Text">#include&lt;stdlib.h&gt;</text:p>
      <text:p text:style-name="Preformatted_20_Text">#include&lt;string.h&gt;</text:p>
      <text:p text:style-name="Preformatted_20_Text">typedef struct files {</text:p>
      <text:p text:style-name="Preformatted_20_Text"><text:s text:c="4"/>char fname[10];</text:p>
      <text:p text:style-name="Preformatted_20_Text">}File;</text:p>
      <text:p text:style-name="Preformatted_20_Text">File* root[50];</text:p>
      <text:p text:style-name="Preformatted_20_Text">int fcount = 0;</text:p>
      <text:p text:style-name="Preformatted_20_Text">File* new_file(char s[])</text:p>
      <text:p text:style-name="Preformatted_20_Text">{</text:p>
      <text:p text:style-name="Preformatted_20_Text"><text:s text:c="4"/>File* n = (File*)malloc(sizeof(File));</text:p>
      <text:p text:style-name="Preformatted_20_Text"><text:s text:c="4"/>strcpy(n-&gt;fname, s);</text:p>
      <text:p text:style-name="Preformatted_20_Text"><text:s text:c="4"/>return n;</text:p>
      <text:p text:style-name="Preformatted_20_Text">}</text:p>
      <text:p text:style-name="Preformatted_20_Text">int search_file(char s[])</text:p>
      <text:p text:style-name="Preformatted_20_Text">{</text:p>
      <text:p text:style-name="Preformatted_20_Text"><text:s text:c="4"/>int flag = 0;</text:p>
      <text:p text:style-name="Preformatted_20_Text"><text:s text:c="4"/>for(int i = 0; i &lt; fcount; i++)</text:p>
      <text:p text:style-name="Preformatted_20_Text"><text:s text:c="4"/>{</text:p>
      <text:p text:style-name="Preformatted_20_Text"><text:s text:c="8"/>if(root[i] != NULL) {</text:p>
      <text:p text:style-name="Preformatted_20_Text"><text:s text:c="12"/>if(strcmp(root[i]-&gt;fname,s) == 0) {</text:p>
      <text:p text:style-name="Preformatted_20_Text"><text:s text:c="16"/>flag = 1;</text:p>
      <text:p text:style-name="Preformatted_20_Text"><text:s text:c="16"/>break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return flag;</text:p>
      <text:p text:style-name="Preformatted_20_Text">}</text:p>
      <text:p text:style-name="Preformatted_20_Text">void insert_file(char s[])</text:p>
      <text:p text:style-name="Preformatted_20_Text">{</text:p>
      <text:p text:style-name="Preformatted_20_Text"><text:s text:c="4"/>if(search_file(s) == 1) {</text:p>
      <text:p text:style-name="Preformatted_20_Text"><text:s text:c="8"/>printf("File %s already exists!\n", s);</text:p>
      <text:p text:style-name="Preformatted_20_Text"><text:s text:c="8"/>return;</text:p>
      <text:p text:style-name="Preformatted_20_Text"><text:s text:c="4"/>}</text:p>
      <text:p text:style-name="Preformatted_20_Text"><text:s text:c="4"/>root[fcount] = new_file(s);</text:p>
      <text:p text:style-name="Preformatted_20_Text"><text:s text:c="4"/>fcount++;</text:p>
      <text:p text:style-name="Preformatted_20_Text"><text:s text:c="4"/>printf("Created!\n");</text:p>
      <text:p text:style-name="Preformatted_20_Text">}</text:p>
      <text:p text:style-name="Preformatted_20_Text">void display(File* d[])</text:p>
      <text:p text:style-name="Preformatted_20_Text">{</text:p>
      <text:p text:style-name="Preformatted_20_Text"><text:s text:c="4"/>printf("Contents of root:\n");</text:p>
      <text:p text:style-name="Preformatted_20_Text"><text:s text:c="4"/>if(fcount == 0) {</text:p>
      <text:p text:style-name="Preformatted_20_Text"><text:s text:c="8"/>printf("Empty!\n");</text:p>
      <text:p text:style-name="Preformatted_20_Text"><text:s text:c="8"/>return;</text:p>
      <text:p text:style-name="Preformatted_20_Text"><text:s text:c="4"/>}</text:p>
      <text:p text:style-name="Preformatted_20_Text"><text:s text:c="4"/>for(int i = 0; i &lt; fcount; i++) {</text:p>
      <text:p text:style-name="Preformatted_20_Text"><text:s text:c="8"/>if(root[i] != NULL) {</text:p>
      <text:p text:style-name="Preformatted_20_Text"><text:s text:c="12"/>printf("%s\t", root[i]-&gt;fname);</text:p>
      <text:p text:style-name="Preformatted_20_Text"><text:s text:c="8"/>}</text:p>
      <text:p text:style-name="Preformatted_20_Text"><text:s text:c="4"/>}</text:p>
      <text:p text:style-name="Preformatted_20_Text"><text:s text:c="4"/>printf("\n");</text:p>
      <text:p text:style-name="Preformatted_20_Text">}</text:p>
      <text:p text:style-name="Preformatted_20_Text">int main()</text:p>
      <text:p text:style-name="Preformatted_20_Text">{</text:p>
      <text:p text:style-name="Preformatted_20_Text"><text:s text:c="4"/>int c;</text:p>
      <text:p text:style-name="Preformatted_20_Text"><text:s text:c="4"/>while(1)</text:p>
      <text:p text:style-name="Preformatted_20_Text"><text:s text:c="4"/>{</text:p>
      <text:p text:style-name="Preformatted_20_Text"><text:soft-page-break/><text:s text:c="8"/>printf("1. New File\n");</text:p>
      <text:p text:style-name="Preformatted_20_Text"><text:s text:c="8"/>printf("2. Display all files\n");</text:p>
      <text:p text:style-name="Preformatted_20_Text"><text:s text:c="8"/>printf("3. Exit\n");</text:p>
      <text:p text:style-name="Preformatted_20_Text"><text:s text:c="8"/>printf("Enter choice: ");</text:p>
      <text:p text:style-name="Preformatted_20_Text"><text:s text:c="8"/>scanf("%d",&amp;c);</text:p>
      <text:p text:style-name="Preformatted_20_Text"><text:s text:c="8"/>if(c==1)</text:p>
      <text:p text:style-name="Preformatted_20_Text"><text:s text:c="8"/>{</text:p>
      <text:p text:style-name="Preformatted_20_Text"><text:s text:c="12"/>char s[50];</text:p>
      <text:p text:style-name="Preformatted_20_Text"><text:s text:c="12"/>printf("Enter file name: ");</text:p>
      <text:p text:style-name="Preformatted_20_Text"><text:s text:c="12"/>scanf("%s",s);</text:p>
      <text:p text:style-name="Preformatted_20_Text"><text:s text:c="12"/>insert_file(s);</text:p>
      <text:p text:style-name="Preformatted_20_Text"><text:s text:c="8"/>}</text:p>
      <text:p text:style-name="Preformatted_20_Text"><text:s text:c="8"/>else if(c==2)</text:p>
      <text:p text:style-name="Preformatted_20_Text"><text:s text:c="8"/>{</text:p>
      <text:p text:style-name="Preformatted_20_Text"><text:s text:c="12"/>display(root);</text:p>
      <text:p text:style-name="Preformatted_20_Text"><text:s text:c="8"/>}</text:p>
      <text:p text:style-name="Preformatted_20_Text"><text:s text:c="8"/>else {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gcc SingleLevel.c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./a.out</text:p>
      <text:p text:style-name="Preformatted_20_Text">1. New File</text:p>
      <text:p text:style-name="Preformatted_20_Text">2. Display all files</text:p>
      <text:p text:style-name="Preformatted_20_Text">3. Exit</text:p>
      <text:p text:style-name="Preformatted_20_Text">Enter choice: 1</text:p>
      <text:p text:style-name="Preformatted_20_Text">Enter file name: file1.txt</text:p>
      <text:p text:style-name="Preformatted_20_Text">Created!</text:p>
      <text:p text:style-name="Preformatted_20_Text">1. New File</text:p>
      <text:p text:style-name="Preformatted_20_Text">2. Display all files</text:p>
      <text:p text:style-name="Preformatted_20_Text">3. Exit</text:p>
      <text:p text:style-name="Preformatted_20_Text">Enter choice: 1</text:p>
      <text:p text:style-name="Preformatted_20_Text">Enter file name: file1.txt</text:p>
      <text:p text:style-name="Preformatted_20_Text">File file1.txt already exists!</text:p>
      <text:p text:style-name="Preformatted_20_Text">1. New File</text:p>
      <text:p text:style-name="Preformatted_20_Text">2. Display all files</text:p>
      <text:p text:style-name="Preformatted_20_Text">3. Exit</text:p>
      <text:p text:style-name="Preformatted_20_Text">Enter choice: 1</text:p>
      <text:p text:style-name="Preformatted_20_Text">Enter file name: file2.txt</text:p>
      <text:p text:style-name="Preformatted_20_Text">Created!</text:p>
      <text:p text:style-name="Preformatted_20_Text">1. New File</text:p>
      <text:p text:style-name="Preformatted_20_Text">2. Display all files</text:p>
      <text:p text:style-name="Preformatted_20_Text">3. Exit</text:p>
      <text:p text:style-name="Preformatted_20_Text">Enter choice: 1</text:p>
      <text:p text:style-name="Preformatted_20_Text">Enter file name: fil3# #e.txt</text:p>
      <text:p text:style-name="Preformatted_20_Text">Created!</text:p>
      <text:p text:style-name="Preformatted_20_Text">1. New File</text:p>
      <text:p text:style-name="Preformatted_20_Text">2. Display all files</text:p>
      <text:p text:style-name="Preformatted_20_Text">3. Exit</text:p>
      <text:p text:style-name="Preformatted_20_Text">Enter choice: 1</text:p>
      <text:p text:style-name="Preformatted_20_Text">Enter file name: file4.txt</text:p>
      <text:p text:style-name="Preformatted_20_Text">Created!</text:p>
      <text:p text:style-name="Preformatted_20_Text">1. New File</text:p>
      <text:p text:style-name="Preformatted_20_Text">2. Display all files</text:p>
      <text:p text:style-name="Preformatted_20_Text"><text:soft-page-break/>3. Exit</text:p>
      <text:p text:style-name="Preformatted_20_Text">Enter choice: 1</text:p>
      <text:p text:style-name="Preformatted_20_Text">Enter file name: file5,# #.txt</text:p>
      <text:p text:style-name="Preformatted_20_Text">Created!</text:p>
      <text:p text:style-name="Preformatted_20_Text">1. New File</text:p>
      <text:p text:style-name="Preformatted_20_Text">2. Display all files</text:p>
      <text:p text:style-name="Preformatted_20_Text">3. Exit</text:p>
      <text:p text:style-name="Preformatted_20_Text">Enter choice: 2</text:p>
      <text:p text:style-name="Preformatted_20_Text">Contents of root:</text:p>
      <text:p text:style-name="Preformatted_20_Text">file1.txt<text:tab/>file2.txt<text:tab/>file.txt<text:tab/>file4.txt<text:tab/>file5.txt<text:tab/></text:p>
      <text:p text:style-name="Preformatted_20_Text">1. New File</text:p>
      <text:p text:style-name="Preformatted_20_Text">2. Display all files</text:p>
      <text:p text:style-name="Preformatted_20_Text">3. Exit</text:p>
      <text:p text:style-name="Preformatted_20_Text">Enter choice: 3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cat TwoLevel.c</text:p>
      <text:p text:style-name="Preformatted_20_Text">#include&lt;stdio.h&gt;</text:p>
      <text:p text:style-name="Preformatted_20_Text">#include&lt;stdlib.h&gt;</text:p>
      <text:p text:style-name="Preformatted_20_Text">#include&lt;string.h&gt;</text:p>
      <text:p text:style-name="Preformatted_20_Text">typedef struct files {</text:p>
      <text:p text:style-name="Preformatted_20_Text"><text:s text:c="4"/>char fname[10];</text:p>
      <text:p text:style-name="Preformatted_20_Text">}File;</text:p>
      <text:p text:style-name="Preformatted_20_Text">typedef struct directory {</text:p>
      <text:p text:style-name="Preformatted_20_Text"><text:s text:c="4"/>char fname[10];</text:p>
      <text:p text:style-name="Preformatted_20_Text"><text:s text:c="4"/>int c;</text:p>
      <text:p text:style-name="Preformatted_20_Text"><text:s text:c="4"/>File* l[5];</text:p>
      <text:p text:style-name="Preformatted_20_Text">}Directory;</text:p>
      <text:p text:style-name="Preformatted_20_Text">typedef struct unit {</text:p>
      <text:p text:style-name="Preformatted_20_Text"><text:s text:c="4"/>int d;</text:p>
      <text:p text:style-name="Preformatted_20_Text"><text:s text:c="4"/>void *p;</text:p>
      <text:p text:style-name="Preformatted_20_Text">}Unit;</text:p>
      <text:p text:style-name="Preformatted_20_Text">Unit root[50];</text:p>
      <text:p text:style-name="Preformatted_20_Text">int count = 0;</text:p>
      <text:p text:style-name="Preformatted_20_Text">File* new_file(char s[])</text:p>
      <text:p text:style-name="Preformatted_20_Text">{</text:p>
      <text:p text:style-name="Preformatted_20_Text"><text:s text:c="4"/>File* n = (File*)malloc(sizeof(File));</text:p>
      <text:p text:style-name="Preformatted_20_Text"><text:s text:c="4"/>strcpy(n-&gt;fname, s);</text:p>
      <text:p text:style-name="Preformatted_20_Text"><text:s text:c="4"/>return n;</text:p>
      <text:p text:style-name="Preformatted_20_Text">}</text:p>
      <text:p text:style-name="Preformatted_20_Text">Directory* new_dir(char s[])</text:p>
      <text:p text:style-name="Preformatted_20_Text">{</text:p>
      <text:p text:style-name="Preformatted_20_Text"><text:s text:c="4"/>Directory* n = (Directory*)malloc(sizeof(Directory));</text:p>
      <text:p text:style-name="Preformatted_20_Text"><text:s text:c="4"/>strcpy(n-&gt;fname, s);</text:p>
      <text:p text:style-name="Preformatted_20_Text"><text:s text:c="4"/>n-&gt;c = 0;</text:p>
      <text:p text:style-name="Preformatted_20_Text"><text:s text:c="4"/>for(int i = 0; i &lt; 5; i++) n-&gt;l[i] = NULL;</text:p>
      <text:p text:style-name="Preformatted_20_Text"><text:s text:c="4"/>return n;</text:p>
      <text:p text:style-name="Preformatted_20_Text">}</text:p>
      <text:p text:style-name="Preformatted_20_Text">int search_file(char s[])</text:p>
      <text:p text:style-name="Preformatted_20_Text">{</text:p>
      <text:p text:style-name="Preformatted_20_Text"><text:s text:c="4"/>int flag = 0;</text:p>
      <text:p text:style-name="Preformatted_20_Text"><text:s text:c="4"/>for(int i = 0; i &lt; count; i++)</text:p>
      <text:p text:style-name="Preformatted_20_Text"><text:s text:c="4"/>{</text:p>
      <text:p text:style-name="Preformatted_20_Text"><text:s text:c="8"/>if(root[i].p != NULL) {</text:p>
      <text:p text:style-name="Preformatted_20_Text"><text:s text:c="12"/>if(strcmp(((File*)(root[i].p))-&gt;fname,s) == 0 &amp;&amp; root[i].d == 0) {</text:p>
      <text:p text:style-name="Preformatted_20_Text"><text:s text:c="16"/>flag = 1;</text:p>
      <text:p text:style-name="Preformatted_20_Text"><text:s text:c="16"/>break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return flag;</text:p>
      <text:p text:style-name="Preformatted_20_Text"><text:soft-page-break/>}</text:p>
      <text:p text:style-name="Preformatted_20_Text">Directory* search_dir(char s[])</text:p>
      <text:p text:style-name="Preformatted_20_Text">{</text:p>
      <text:p text:style-name="Preformatted_20_Text"><text:s text:c="4"/>Directory* flag = NULL;</text:p>
      <text:p text:style-name="Preformatted_20_Text"><text:s text:c="4"/>for(int i = 0; i &lt; count; i++)</text:p>
      <text:p text:style-name="Preformatted_20_Text"><text:s text:c="4"/>{</text:p>
      <text:p text:style-name="Preformatted_20_Text"><text:s text:c="8"/>if(root[i].p != NULL) {</text:p>
      <text:p text:style-name="Preformatted_20_Text"><text:s text:c="12"/>if(strcmp(((Directory*)(root[i].p))-&gt;fname,s) == 0 &amp;&amp; root[i].d == 1) {</text:p>
      <text:p text:style-name="Preformatted_20_Text"><text:s text:c="16"/>flag = ((Directory*)(root[i].p));</text:p>
      <text:p text:style-name="Preformatted_20_Text"><text:s text:c="16"/>break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return flag;</text:p>
      <text:p text:style-name="Preformatted_20_Text">}</text:p>
      <text:p text:style-name="Preformatted_20_Text">void insert_file(char s[])</text:p>
      <text:p text:style-name="Preformatted_20_Text">{</text:p>
      <text:p text:style-name="Preformatted_20_Text"><text:s text:c="4"/>if(count &gt;= 50) {</text:p>
      <text:p text:style-name="Preformatted_20_Text"><text:s text:c="8"/>printf("Full!\n");</text:p>
      <text:p text:style-name="Preformatted_20_Text"><text:s text:c="8"/>return;</text:p>
      <text:p text:style-name="Preformatted_20_Text"><text:s text:c="4"/>}</text:p>
      <text:p text:style-name="Preformatted_20_Text"><text:s text:c="4"/>if(search_file(s) == 1) {</text:p>
      <text:p text:style-name="Preformatted_20_Text"><text:s text:c="8"/>printf("File %s already exists!\n", s);</text:p>
      <text:p text:style-name="Preformatted_20_Text"><text:s text:c="8"/>return;</text:p>
      <text:p text:style-name="Preformatted_20_Text"><text:s text:c="4"/>}</text:p>
      <text:p text:style-name="Preformatted_20_Text"><text:s text:c="4"/>if(search_dir(s) != NULL) {</text:p>
      <text:p text:style-name="Preformatted_20_Text"><text:s text:c="8"/>printf("Directory named %s already exists!\n", s);</text:p>
      <text:p text:style-name="Preformatted_20_Text"><text:s text:c="8"/>return;</text:p>
      <text:p text:style-name="Preformatted_20_Text"><text:s text:c="4"/>}</text:p>
      <text:p text:style-name="Preformatted_20_Text"><text:s text:c="4"/>root[count].p = new_file(s);</text:p>
      <text:p text:style-name="Preformatted_20_Text"><text:s text:c="4"/>root[count].d = 0;</text:p>
      <text:p text:style-name="Preformatted_20_Text"><text:s text:c="4"/>count++;</text:p>
      <text:p text:style-name="Preformatted_20_Text"><text:s text:c="4"/>printf("Created!\n");</text:p>
      <text:p text:style-name="Preformatted_20_Text">}</text:p>
      <text:p text:style-name="Preformatted_20_Text">void insert_file_dir(Directory* d, char s[])</text:p>
      <text:p text:style-name="Preformatted_20_Text">{</text:p>
      <text:p text:style-name="Preformatted_20_Text"><text:s text:c="4"/>int i, pos;</text:p>
      <text:p text:style-name="Preformatted_20_Text"><text:s text:c="4"/>if(d-&gt;c &gt;= 5) {</text:p>
      <text:p text:style-name="Preformatted_20_Text"><text:s text:c="8"/>printf("Directory full!\n");</text:p>
      <text:p text:style-name="Preformatted_20_Text"><text:s text:c="8"/>return;</text:p>
      <text:p text:style-name="Preformatted_20_Text"><text:s text:c="4"/>}</text:p>
      <text:p text:style-name="Preformatted_20_Text"><text:s text:c="4"/>for(i = 0; i &lt; 5; i++)</text:p>
      <text:p text:style-name="Preformatted_20_Text"><text:s text:c="4"/>{</text:p>
      <text:p text:style-name="Preformatted_20_Text"><text:s text:c="8"/>if(d-&gt;l[i] != NULL) {</text:p>
      <text:p text:style-name="Preformatted_20_Text"><text:s text:c="12"/>if(strcmp(d-&gt;l[i]-&gt;fname, s)==0) {</text:p>
      <text:p text:style-name="Preformatted_20_Text"><text:s text:c="16"/>printf("File already exists!\n");</text:p>
      <text:p text:style-name="Preformatted_20_Text"><text:s text:c="16"/>return;</text:p>
      <text:p text:style-name="Preformatted_20_Text"><text:s text:c="12"/>}</text:p>
      <text:p text:style-name="Preformatted_20_Text"><text:s text:c="8"/>}</text:p>
      <text:p text:style-name="Preformatted_20_Text"><text:s text:c="8"/>else {</text:p>
      <text:p text:style-name="Preformatted_20_Text"><text:s text:c="12"/>pos = i;</text:p>
      <text:p text:style-name="Preformatted_20_Text"><text:s text:c="12"/>i = 5;</text:p>
      <text:p text:style-name="Preformatted_20_Text"><text:s text:c="8"/>}</text:p>
      <text:p text:style-name="Preformatted_20_Text"><text:s text:c="4"/>}</text:p>
      <text:p text:style-name="Preformatted_20_Text"><text:s text:c="4"/>d-&gt;l[pos] = new_file(s);</text:p>
      <text:p text:style-name="Preformatted_20_Text"><text:s text:c="4"/>d-&gt;c = d-&gt;c + 1;</text:p>
      <text:p text:style-name="Preformatted_20_Text"><text:s text:c="4"/>printf("Created!\n");</text:p>
      <text:p text:style-name="Preformatted_20_Text">}</text:p>
      <text:p text:style-name="Preformatted_20_Text">void insert_dir(char s[])</text:p>
      <text:p text:style-name="Preformatted_20_Text">{</text:p>
      <text:p text:style-name="Preformatted_20_Text"><text:s text:c="4"/>if(count &gt;= 50) {</text:p>
      <text:p text:style-name="Preformatted_20_Text"><text:soft-page-break/><text:s text:c="8"/>printf("Full!\n");</text:p>
      <text:p text:style-name="Preformatted_20_Text"><text:s text:c="8"/>return;</text:p>
      <text:p text:style-name="Preformatted_20_Text"><text:s text:c="4"/>}</text:p>
      <text:p text:style-name="Preformatted_20_Text"><text:s text:c="4"/>if(search_dir(s) != NULL) {</text:p>
      <text:p text:style-name="Preformatted_20_Text"><text:s text:c="8"/>printf("Directory %s already exists!\n", s);</text:p>
      <text:p text:style-name="Preformatted_20_Text"><text:s text:c="8"/>return;</text:p>
      <text:p text:style-name="Preformatted_20_Text"><text:s text:c="4"/>}</text:p>
      <text:p text:style-name="Preformatted_20_Text"><text:s text:c="4"/>if(search_file(s) == 1) {</text:p>
      <text:p text:style-name="Preformatted_20_Text"><text:s text:c="8"/>printf("File named %s already exists!\n", s);</text:p>
      <text:p text:style-name="Preformatted_20_Text"><text:s text:c="8"/>return;</text:p>
      <text:p text:style-name="Preformatted_20_Text"><text:s text:c="4"/>}</text:p>
      <text:p text:style-name="Preformatted_20_Text"><text:s text:c="4"/>root[count].p = new_dir(s);</text:p>
      <text:p text:style-name="Preformatted_20_Text"><text:s text:c="4"/>root[count].d = 1;</text:p>
      <text:p text:style-name="Preformatted_20_Text"><text:s text:c="4"/>count++;</text:p>
      <text:p text:style-name="Preformatted_20_Text"><text:s text:c="4"/>printf("Created!\n");</text:p>
      <text:p text:style-name="Preformatted_20_Text">}</text:p>
      <text:p text:style-name="Preformatted_20_Text">void display(Unit d[])</text:p>
      <text:p text:style-name="Preformatted_20_Text">{</text:p>
      <text:p text:style-name="Preformatted_20_Text"><text:s text:c="4"/>printf("Contents of root:\n");</text:p>
      <text:p text:style-name="Preformatted_20_Text"><text:s text:c="4"/>if(count == 0) {</text:p>
      <text:p text:style-name="Preformatted_20_Text"><text:s text:c="8"/>printf("Empty!\n");</text:p>
      <text:p text:style-name="Preformatted_20_Text"><text:s text:c="8"/>return;</text:p>
      <text:p text:style-name="Preformatted_20_Text"><text:s text:c="4"/>}</text:p>
      <text:p text:style-name="Preformatted_20_Text"><text:s text:c="4"/>int ch = 0;</text:p>
      <text:p text:style-name="Preformatted_20_Text"><text:s text:c="4"/>printf("Files:\n");</text:p>
      <text:p text:style-name="Preformatted_20_Text"><text:s text:c="4"/>for(int i = 0; i &lt; count; i++) {</text:p>
      <text:p text:style-name="Preformatted_20_Text"><text:s text:c="8"/>if(root[i].p != NULL) {</text:p>
      <text:p text:style-name="Preformatted_20_Text"><text:s text:c="12"/>if(root[i].d == 0) {</text:p>
      <text:p text:style-name="Preformatted_20_Text"><text:s text:c="16"/>printf("%s ",((File*)(root[i].p))-&gt;fname); ch++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if(ch == 0) printf("None!");</text:p>
      <text:p text:style-name="Preformatted_20_Text"><text:s text:c="4"/>printf("\nDirectories:\n");</text:p>
      <text:p text:style-name="Preformatted_20_Text"><text:s text:c="4"/>ch = 0;</text:p>
      <text:p text:style-name="Preformatted_20_Text"><text:s text:c="4"/>int dc = 0;</text:p>
      <text:p text:style-name="Preformatted_20_Text"><text:s text:c="4"/>for(int i = 0; i &lt; count; i++) {</text:p>
      <text:p text:style-name="Preformatted_20_Text"><text:s text:c="8"/>if(root[i].p != NULL) {</text:p>
      <text:p text:style-name="Preformatted_20_Text"><text:s text:c="12"/>if(root[i].d == 1) {</text:p>
      <text:p text:style-name="Preformatted_20_Text"><text:s text:c="16"/>ch++;</text:p>
      <text:p text:style-name="Preformatted_20_Text"><text:s text:c="16"/>printf("%s ",((Directory*)(root[i].p))-&gt;fname)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if(ch == 0) printf("None!");</text:p>
      <text:p text:style-name="Preformatted_20_Text"><text:s text:c="4"/>printf("\n");</text:p>
      <text:p text:style-name="Preformatted_20_Text"><text:s text:c="4"/>ch = 0;</text:p>
      <text:p text:style-name="Preformatted_20_Text"><text:s text:c="4"/>for(int i = 0; i &lt; count; i++) {</text:p>
      <text:p text:style-name="Preformatted_20_Text"><text:s text:c="8"/>if(root[i].p != NULL) {</text:p>
      <text:p text:style-name="Preformatted_20_Text"><text:s text:c="12"/>if(root[i].d == 1) {</text:p>
      <text:p text:style-name="Preformatted_20_Text"><text:s text:c="16"/>ch++;</text:p>
      <text:p text:style-name="Preformatted_20_Text"><text:s text:c="16"/>printf("Contents of %s:\n",((Directory*)(root[i].p))-&gt;fname);</text:p>
      <text:p text:style-name="Preformatted_20_Text"><text:s text:c="16"/>dc = 0;</text:p>
      <text:p text:style-name="Preformatted_20_Text"><text:s text:c="16"/>for(int j = 0; j &lt; 5; j++)</text:p>
      <text:p text:style-name="Preformatted_20_Text"><text:s text:c="20"/>if(((Directory*)(root[i].p))-&gt;l[j] != NULL) {</text:p>
      <text:p text:style-name="Preformatted_20_Text"><text:s text:c="24"/>printf("%s ", ((Directory*)(root[i].p))-&gt;l[j]-&gt;fname);</text:p>
      <text:p text:style-name="Preformatted_20_Text"><text:s text:c="24"/>dc++;</text:p>
      <text:p text:style-name="Preformatted_20_Text"><text:s text:c="20"/>}</text:p>
      <text:p text:style-name="Preformatted_20_Text"><text:s text:c="16"/>if(dc == 0) printf("None!");</text:p>
      <text:p text:style-name="Preformatted_20_Text"><text:s text:c="16"/>printf("\n");</text:p>
      <text:p text:style-name="Preformatted_20_Text"><text:s text:c="12"/>}</text:p>
      <text:p text:style-name="Preformatted_20_Text"><text:s text:c="8"/>}</text:p>
      <text:p text:style-name="Preformatted_20_Text"><text:soft-page-break/><text:s text:c="4"/>}</text:p>
      <text:p text:style-name="Preformatted_20_Text"><text:s text:c="4"/>printf("\n");</text:p>
      <text:p text:style-name="Preformatted_20_Text">}</text:p>
      <text:p text:style-name="Preformatted_20_Text">int main()</text:p>
      <text:p text:style-name="Preformatted_20_Text">{</text:p>
      <text:p text:style-name="Preformatted_20_Text"><text:s text:c="4"/>int c;</text:p>
      <text:p text:style-name="Preformatted_20_Text"><text:s text:c="4"/>while(1)</text:p>
      <text:p text:style-name="Preformatted_20_Text"><text:s text:c="4"/>{</text:p>
      <text:p text:style-name="Preformatted_20_Text"><text:s text:c="8"/>printf("1. New File\n");</text:p>
      <text:p text:style-name="Preformatted_20_Text"><text:s text:c="8"/>printf("2. New Directory\n");</text:p>
      <text:p text:style-name="Preformatted_20_Text"><text:s text:c="8"/>printf("3. Display all files\n");</text:p>
      <text:p text:style-name="Preformatted_20_Text"><text:s text:c="8"/>printf("4. Exit\n");</text:p>
      <text:p text:style-name="Preformatted_20_Text"><text:s text:c="8"/>printf("Enter choice: ");</text:p>
      <text:p text:style-name="Preformatted_20_Text"><text:s text:c="8"/>scanf("%d",&amp;c);</text:p>
      <text:p text:style-name="Preformatted_20_Text"><text:s text:c="8"/>if(c==1)</text:p>
      <text:p text:style-name="Preformatted_20_Text"><text:s text:c="8"/>{</text:p>
      <text:p text:style-name="Preformatted_20_Text"><text:s text:c="12"/>char d[10], s[10];</text:p>
      <text:p text:style-name="Preformatted_20_Text"><text:s text:c="12"/>printf("Enter root to create file in the root directory.\nEnter root/directory to create file in the sub-directory.\nEnter directory: ");</text:p>
      <text:p text:style-name="Preformatted_20_Text"><text:s text:c="12"/>scanf("%s",d);</text:p>
      <text:p text:style-name="Preformatted_20_Text"><text:s text:c="12"/>printf("Enter file name: ");</text:p>
      <text:p text:style-name="Preformatted_20_Text"><text:s text:c="12"/>scanf("%s", s);</text:p>
      <text:p text:style-name="Preformatted_20_Text"><text:s text:c="12"/>if(strcmp(d,"root")!=0)</text:p>
      <text:p text:style-name="Preformatted_20_Text"><text:s text:c="12"/>{</text:p>
      <text:p text:style-name="Preformatted_20_Text"><text:s text:c="16"/>char* n = strtok(d, "/");</text:p>
      <text:p text:style-name="Preformatted_20_Text"><text:s text:c="16"/>n = strtok(NULL, "/");</text:p>
      <text:p text:style-name="Preformatted_20_Text"><text:s text:c="16"/>Directory* dir = search_dir(n);</text:p>
      <text:p text:style-name="Preformatted_20_Text"><text:s text:c="16"/>if(dir != NULL) {</text:p>
      <text:p text:style-name="Preformatted_20_Text"><text:s text:c="20"/>insert_file_dir(dir, s);</text:p>
      <text:p text:style-name="Preformatted_20_Text"><text:s text:c="16"/>}</text:p>
      <text:p text:style-name="Preformatted_20_Text"><text:s text:c="16"/>else printf("No such directory!\n");</text:p>
      <text:p text:style-name="Preformatted_20_Text"><text:s text:c="12"/>}</text:p>
      <text:p text:style-name="Preformatted_20_Text"><text:s text:c="12"/>else if(strcmp(d,"root")==0) {</text:p>
      <text:p text:style-name="Preformatted_20_Text"><text:s text:c="16"/>insert_file(s);</text:p>
      <text:p text:style-name="Preformatted_20_Text"><text:s text:c="12"/>}</text:p>
      <text:p text:style-name="Preformatted_20_Text"><text:s text:c="8"/>}</text:p>
      <text:p text:style-name="Preformatted_20_Text"><text:s text:c="8"/>else if(c==2)</text:p>
      <text:p text:style-name="Preformatted_20_Text"><text:s text:c="8"/>{</text:p>
      <text:p text:style-name="Preformatted_20_Text"><text:s text:c="12"/>char d[10];</text:p>
      <text:p text:style-name="Preformatted_20_Text"><text:s text:c="12"/>printf("Enter directory name: ");</text:p>
      <text:p text:style-name="Preformatted_20_Text"><text:s text:c="12"/>scanf("%s", d);</text:p>
      <text:p text:style-name="Preformatted_20_Text"><text:s text:c="12"/>insert_dir(d);</text:p>
      <text:p text:style-name="Preformatted_20_Text"><text:s text:c="8"/>}</text:p>
      <text:p text:style-name="Preformatted_20_Text"><text:s text:c="8"/>else if(c==3)</text:p>
      <text:p text:style-name="Preformatted_20_Text"><text:s text:c="8"/>{</text:p>
      <text:p text:style-name="Preformatted_20_Text"><text:s text:c="12"/>display(root);</text:p>
      <text:p text:style-name="Preformatted_20_Text"><text:s text:c="8"/>}</text:p>
      <text:p text:style-name="Preformatted_20_Text"><text:s text:c="8"/>else</text:p>
      <text:p text:style-name="Preformatted_20_Text"><text:s text:c="8"/>{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gcc TwoLevel.c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<text:soft-page-break/>./a.out</text:p>
      <text:p text:style-name="Preformatted_20_Text">1. New File</text:p>
      <text:p text:style-name="Preformatted_20_Text">2. New Directory</text:p>
      <text:p text:style-name="Preformatted_20_Text">3. Display all files</text:p>
      <text:p text:style-name="Preformatted_20_Text">4. Exit</text:p>
      <text:p text:style-name="Preformatted_20_Text">Enter choice: 2</text:p>
      <text:p text:style-name="Preformatted_20_Text">Enter directory name: D1</text:p>
      <text:p text:style-name="Preformatted_20_Text">Created!</text:p>
      <text:p text:style-name="Preformatted_20_Text">1. New File</text:p>
      <text:p text:style-name="Preformatted_20_Text">2. New Directory</text:p>
      <text:p text:style-name="Preformatted_20_Text">3. Display all files</text:p>
      <text:p text:style-name="Preformatted_20_Text">4. Exit</text:p>
      <text:p text:style-name="Preformatted_20_Text">Enter choice: 1</text:p>
      <text:p text:style-name="Preformatted_20_Text">Enter root to create file in the root directory.</text:p>
      <text:p text:style-name="Preformatted_20_Text">Enter root/directory to create file in the sub-directory.</text:p>
      <text:p text:style-name="Preformatted_20_Text">Enter directory: root</text:p>
      <text:p text:style-name="Preformatted_20_Text">Enter file name: file1.txt</text:p>
      <text:p text:style-name="Preformatted_20_Text">Created!</text:p>
      <text:p text:style-name="Preformatted_20_Text">1. New File</text:p>
      <text:p text:style-name="Preformatted_20_Text">2. New Directory</text:p>
      <text:p text:style-name="Preformatted_20_Text">3. Display all files</text:p>
      <text:p text:style-name="Preformatted_20_Text">4. Exit</text:p>
      <text:p text:style-name="Preformatted_20_Text">Enter choice: 1</text:p>
      <text:p text:style-name="Preformatted_20_Text">Enter root to create file in the root directory.</text:p>
      <text:p text:style-name="Preformatted_20_Text">Enter root/directory to create file in the sub-directory.</text:p>
      <text:p text:style-name="Preformatted_20_Text">Enter directory: root/D1</text:p>
      <text:p text:style-name="Preformatted_20_Text">Enter file name: file2.txt</text:p>
      <text:p text:style-name="Preformatted_20_Text">Created!</text:p>
      <text:p text:style-name="Preformatted_20_Text">1. New File</text:p>
      <text:p text:style-name="Preformatted_20_Text">2. New Directory</text:p>
      <text:p text:style-name="Preformatted_20_Text">3. Display all files</text:p>
      <text:p text:style-name="Preformatted_20_Text">4. Exit</text:p>
      <text:p text:style-name="Preformatted_20_Text">Enter choice: 3</text:p>
      <text:p text:style-name="Preformatted_20_Text">Contents of root:</text:p>
      <text:p text:style-name="Preformatted_20_Text">Files:</text:p>
      <text:p text:style-name="Preformatted_20_Text">file1.txt </text:p>
      <text:p text:style-name="Preformatted_20_Text">Directories:</text:p>
      <text:p text:style-name="Preformatted_20_Text">D1 </text:p>
      <text:p text:style-name="Preformatted_20_Text">Contents of D1:</text:p>
      <text:p text:style-name="Preformatted_20_Text">file2.txt </text:p>
      <text:p text:style-name="Preformatted_20_Text"></text:p>
      <text:p text:style-name="Preformatted_20_Text">1. New File</text:p>
      <text:p text:style-name="Preformatted_20_Text">2. New Directory</text:p>
      <text:p text:style-name="Preformatted_20_Text">3. Display all files</text:p>
      <text:p text:style-name="Preformatted_20_Text">4. Exit</text:p>
      <text:p text:style-name="Preformatted_20_Text">Enter choice: 4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cat Tree.c</text:p>
      <text:p text:style-name="Preformatted_20_Text">#include&lt;stdio.h&gt;</text:p>
      <text:p text:style-name="Preformatted_20_Text">#include&lt;stdlib.h&gt;</text:p>
      <text:p text:style-name="Preformatted_20_Text">#include&lt;string.h&gt;</text:p>
      <text:p text:style-name="Preformatted_20_Text">typedef struct files {</text:p>
      <text:p text:style-name="Preformatted_20_Text"><text:s text:c="4"/>char fname[10];</text:p>
      <text:p text:style-name="Preformatted_20_Text">}File;</text:p>
      <text:p text:style-name="Preformatted_20_Text">typedef struct directory {</text:p>
      <text:p text:style-name="Preformatted_20_Text"><text:s text:c="4"/>char dname[10];</text:p>
      <text:p text:style-name="Preformatted_20_Text"><text:s text:c="4"/>struct directory *d1,*d2,*d3;</text:p>
      <text:p text:style-name="Preformatted_20_Text"><text:s text:c="4"/>File *f1,*f2;</text:p>
      <text:p text:style-name="Preformatted_20_Text">}Directory;</text:p>
      <text:p text:style-name="Preformatted_20_Text">Directory *root = NULL;</text:p>
      <text:p text:style-name="Preformatted_20_Text"><text:soft-page-break/>void insert_directory(char s[])</text:p>
      <text:p text:style-name="Preformatted_20_Text">{</text:p>
      <text:p text:style-name="Preformatted_20_Text"><text:s text:c="4"/>Directory* temp=root;</text:p>
      <text:p text:style-name="Preformatted_20_Text"><text:s text:c="4"/>char *t = strtok(s,"/");</text:p>
      <text:p text:style-name="Preformatted_20_Text"><text:s text:c="4"/>t = strtok(NULL,"/");</text:p>
      <text:p text:style-name="Preformatted_20_Text"><text:s text:c="4"/>while(t != NULL) {</text:p>
      <text:p text:style-name="Preformatted_20_Text"><text:s text:c="8"/>if(temp-&gt;d1 != NULL &amp;&amp; strcmp(t,temp-&gt;d1-&gt;dname)==0)</text:p>
      <text:p text:style-name="Preformatted_20_Text"><text:s text:c="8"/>{</text:p>
      <text:p text:style-name="Preformatted_20_Text"><text:s text:c="12"/>temp = temp-&gt;d1;</text:p>
      <text:p text:style-name="Preformatted_20_Text"><text:s text:c="8"/>}</text:p>
      <text:p text:style-name="Preformatted_20_Text"><text:s text:c="8"/>else if(temp-&gt;d2 != NULL &amp;&amp; strcmp(t,temp-&gt;d2-&gt;dname)==0)</text:p>
      <text:p text:style-name="Preformatted_20_Text"><text:s text:c="8"/>{</text:p>
      <text:p text:style-name="Preformatted_20_Text"><text:s text:c="12"/>temp=temp-&gt;d2;</text:p>
      <text:p text:style-name="Preformatted_20_Text"><text:s text:c="8"/>}</text:p>
      <text:p text:style-name="Preformatted_20_Text"><text:s text:c="8"/>else if(temp-&gt;d3 != NULL &amp;&amp; strcmp(t,temp-&gt;d3-&gt;dname)==0)</text:p>
      <text:p text:style-name="Preformatted_20_Text"><text:s text:c="8"/>{</text:p>
      <text:p text:style-name="Preformatted_20_Text"><text:s text:c="12"/>temp=temp-&gt;d3;</text:p>
      <text:p text:style-name="Preformatted_20_Text"><text:s text:c="8"/>}</text:p>
      <text:p text:style-name="Preformatted_20_Text"><text:s text:c="8"/>t = strtok(NULL,"/");</text:p>
      <text:p text:style-name="Preformatted_20_Text"><text:s text:c="4"/>}</text:p>
      <text:p text:style-name="Preformatted_20_Text"><text:s text:c="4"/>if(t==NULL)</text:p>
      <text:p text:style-name="Preformatted_20_Text"><text:s text:c="4"/>{</text:p>
      <text:p text:style-name="Preformatted_20_Text"><text:s text:c="8"/>if(temp-&gt;d1==NULL||temp-&gt;d2==NULL||temp-&gt;d3==NULL)</text:p>
      <text:p text:style-name="Preformatted_20_Text"><text:s text:c="8"/>{</text:p>
      <text:p text:style-name="Preformatted_20_Text"><text:s text:c="12"/>char d[10];</text:p>
      <text:p text:style-name="Preformatted_20_Text"><text:s text:c="12"/>printf("Enter the directory name: ");</text:p>
      <text:p text:style-name="Preformatted_20_Text"><text:s text:c="12"/>scanf("%s",d);</text:p>
      <text:p text:style-name="Preformatted_20_Text"><text:s text:c="12"/>Directory* newdir = (Directory*)malloc(sizeof(Directory));</text:p>
      <text:p text:style-name="Preformatted_20_Text"><text:s text:c="12"/>newdir-&gt;d1=NULL;</text:p>
      <text:p text:style-name="Preformatted_20_Text"><text:s text:c="12"/>newdir-&gt;d2=NULL;</text:p>
      <text:p text:style-name="Preformatted_20_Text"><text:s text:c="12"/>newdir-&gt;d3=NULL;</text:p>
      <text:p text:style-name="Preformatted_20_Text"><text:s text:c="12"/>newdir-&gt;f1=NULL;</text:p>
      <text:p text:style-name="Preformatted_20_Text"><text:s text:c="12"/>newdir-&gt;f2=NULL;</text:p>
      <text:p text:style-name="Preformatted_20_Text"><text:s text:c="12"/>strcpy(newdir-&gt;dname,d);</text:p>
      <text:p text:style-name="Preformatted_20_Text"><text:s text:c="12"/>if(temp-&gt;d1 == NULL)</text:p>
      <text:p text:style-name="Preformatted_20_Text"><text:s text:c="12"/>{</text:p>
      <text:p text:style-name="Preformatted_20_Text"><text:s text:c="16"/>temp-&gt;d1 = newdir;</text:p>
      <text:p text:style-name="Preformatted_20_Text"><text:s text:c="12"/>}</text:p>
      <text:p text:style-name="Preformatted_20_Text"><text:s text:c="12"/>else if(temp-&gt;d2 == NULL &amp;&amp; strcmp(d,temp-&gt;d1-&gt;dname)!=0)</text:p>
      <text:p text:style-name="Preformatted_20_Text"><text:s text:c="12"/>{</text:p>
      <text:p text:style-name="Preformatted_20_Text"><text:s text:c="16"/>temp-&gt;d2 = newdir;</text:p>
      <text:p text:style-name="Preformatted_20_Text"><text:s text:c="12"/>}</text:p>
      <text:p text:style-name="Preformatted_20_Text"><text:s text:c="12"/>else if(strcmp(d,temp-&gt;d1-&gt;dname) != 0 &amp;&amp; strcmp(d,temp-&gt;d2-&gt;dname)!=0)</text:p>
      <text:p text:style-name="Preformatted_20_Text"><text:s text:c="12"/>{</text:p>
      <text:p text:style-name="Preformatted_20_Text"><text:s text:c="16"/>temp-&gt;d3 = newdir;</text:p>
      <text:p text:style-name="Preformatted_20_Text"><text:s text:c="12"/>}</text:p>
      <text:p text:style-name="Preformatted_20_Text"><text:s text:c="12"/>else if(strcmp(d,temp-&gt;d1-&gt;dname) == 0 || strcmp(d,temp-&gt;d2-&gt;dname)==0)</text:p>
      <text:p text:style-name="Preformatted_20_Text"><text:s text:c="16"/>printf("Duplicate directories not allowed!\n");</text:p>
      <text:p text:style-name="Preformatted_20_Text"><text:s text:c="8"/>}</text:p>
      <text:p text:style-name="Preformatted_20_Text"><text:s text:c="8"/>else printf("Directory limit exceeded!\n");</text:p>
      <text:p text:style-name="Preformatted_20_Text"><text:s text:c="4"/>}</text:p>
      <text:p text:style-name="Preformatted_20_Text">}</text:p>
      <text:p text:style-name="Preformatted_20_Text">void insert_file(char s[])</text:p>
      <text:p text:style-name="Preformatted_20_Text">{</text:p>
      <text:p text:style-name="Preformatted_20_Text"><text:s text:c="4"/>Directory* temp=root;</text:p>
      <text:p text:style-name="Preformatted_20_Text"><text:s text:c="4"/>char temp1[100];</text:p>
      <text:p text:style-name="Preformatted_20_Text"><text:s text:c="4"/>strcpy(temp1,s);</text:p>
      <text:p text:style-name="Preformatted_20_Text"><text:s text:c="4"/>char *t = strtok(s,"/");</text:p>
      <text:p text:style-name="Preformatted_20_Text"><text:s text:c="4"/>t = strtok(NULL,"/");</text:p>
      <text:p text:style-name="Preformatted_20_Text"><text:s text:c="4"/>while(t != NULL) {</text:p>
      <text:p text:style-name="Preformatted_20_Text"><text:soft-page-break/><text:s text:c="8"/>if(temp-&gt;d1 != NULL &amp;&amp; strcmp(t,temp-&gt;d1-&gt;dname)==0)</text:p>
      <text:p text:style-name="Preformatted_20_Text"><text:s text:c="8"/>{</text:p>
      <text:p text:style-name="Preformatted_20_Text"><text:s text:c="12"/>temp = temp-&gt;d1;</text:p>
      <text:p text:style-name="Preformatted_20_Text"><text:s text:c="8"/>}</text:p>
      <text:p text:style-name="Preformatted_20_Text"><text:s text:c="8"/>else if(temp-&gt;d2 != NULL &amp;&amp; strcmp(t,temp-&gt;d2-&gt;dname)==0)</text:p>
      <text:p text:style-name="Preformatted_20_Text"><text:s text:c="8"/>{</text:p>
      <text:p text:style-name="Preformatted_20_Text"><text:s text:c="12"/>temp = temp-&gt;d2;</text:p>
      <text:p text:style-name="Preformatted_20_Text"><text:s text:c="8"/>}</text:p>
      <text:p text:style-name="Preformatted_20_Text"><text:s text:c="8"/>else if(temp-&gt;d3 != NULL &amp;&amp; strcmp(t,temp-&gt;d3-&gt;dname)==0)</text:p>
      <text:p text:style-name="Preformatted_20_Text"><text:s text:c="8"/>{</text:p>
      <text:p text:style-name="Preformatted_20_Text"><text:s text:c="12"/>temp = temp-&gt;d3;</text:p>
      <text:p text:style-name="Preformatted_20_Text"><text:s text:c="8"/>}</text:p>
      <text:p text:style-name="Preformatted_20_Text"><text:s text:c="8"/>t = strtok(NULL,"/");</text:p>
      <text:p text:style-name="Preformatted_20_Text"><text:s text:c="4"/>}</text:p>
      <text:p text:style-name="Preformatted_20_Text"><text:s text:c="4"/>if(t == NULL)</text:p>
      <text:p text:style-name="Preformatted_20_Text"><text:s text:c="4"/>{</text:p>
      <text:p text:style-name="Preformatted_20_Text"><text:s text:c="8"/>if(temp-&gt;f1 == NULL || temp-&gt;f2 == NULL)</text:p>
      <text:p text:style-name="Preformatted_20_Text"><text:s text:c="8"/>{</text:p>
      <text:p text:style-name="Preformatted_20_Text"><text:s text:c="12"/>char d[10];</text:p>
      <text:p text:style-name="Preformatted_20_Text"><text:s text:c="12"/>printf("Enter the file name: ");</text:p>
      <text:p text:style-name="Preformatted_20_Text"><text:s text:c="12"/>scanf("%s",d);</text:p>
      <text:p text:style-name="Preformatted_20_Text"><text:s text:c="12"/>File *newfile = (File*)malloc(sizeof(File));</text:p>
      <text:p text:style-name="Preformatted_20_Text"><text:s text:c="12"/>strcpy(newfile-&gt;fname,d);</text:p>
      <text:p text:style-name="Preformatted_20_Text"><text:s text:c="12"/>if(temp-&gt;f1 == NULL)</text:p>
      <text:p text:style-name="Preformatted_20_Text"><text:s text:c="12"/>{</text:p>
      <text:p text:style-name="Preformatted_20_Text"><text:s text:c="16"/>temp-&gt;f1=newfile;</text:p>
      <text:p text:style-name="Preformatted_20_Text"><text:s text:c="12"/>}</text:p>
      <text:p text:style-name="Preformatted_20_Text"><text:s text:c="12"/>else if(temp-&gt;f2 == NULL)</text:p>
      <text:p text:style-name="Preformatted_20_Text"><text:s text:c="12"/>{</text:p>
      <text:p text:style-name="Preformatted_20_Text"><text:s text:c="16"/>temp-&gt;f2=newfile;</text:p>
      <text:p text:style-name="Preformatted_20_Text"><text:s text:c="12"/>}</text:p>
      <text:p text:style-name="Preformatted_20_Text"><text:s text:c="8"/>}</text:p>
      <text:p text:style-name="Preformatted_20_Text"><text:s text:c="8"/>else</text:p>
      <text:p text:style-name="Preformatted_20_Text"><text:s text:c="12"/>printf("File limit exceeded!");</text:p>
      <text:p text:style-name="Preformatted_20_Text"><text:s text:c="4"/>}</text:p>
      <text:p text:style-name="Preformatted_20_Text">}</text:p>
      <text:p text:style-name="Preformatted_20_Text">File* get_file_pointer(char s[])</text:p>
      <text:p text:style-name="Preformatted_20_Text">{</text:p>
      <text:p text:style-name="Preformatted_20_Text"><text:s text:c="4"/>char *t = strtok(s,"/");</text:p>
      <text:p text:style-name="Preformatted_20_Text"><text:s text:c="4"/>char *g;</text:p>
      <text:p text:style-name="Preformatted_20_Text"><text:s text:c="4"/>Directory *temp = root;</text:p>
      <text:p text:style-name="Preformatted_20_Text"><text:s text:c="4"/>while(t != NULL) {</text:p>
      <text:p text:style-name="Preformatted_20_Text"><text:s text:c="8"/>if(temp-&gt;d1 != NULL &amp;&amp; strcmp(t,temp-&gt;d1-&gt;dname)==0)</text:p>
      <text:p text:style-name="Preformatted_20_Text"><text:s text:c="8"/>{</text:p>
      <text:p text:style-name="Preformatted_20_Text"><text:s text:c="12"/>temp = temp-&gt;d1;</text:p>
      <text:p text:style-name="Preformatted_20_Text"><text:s text:c="8"/>}</text:p>
      <text:p text:style-name="Preformatted_20_Text"><text:s text:c="8"/>else if(temp-&gt;d2 != NULL &amp;&amp; strcmp(t,temp-&gt;d2-&gt;dname)==0)</text:p>
      <text:p text:style-name="Preformatted_20_Text"><text:s text:c="8"/>{</text:p>
      <text:p text:style-name="Preformatted_20_Text"><text:s text:c="12"/>temp = temp-&gt;d2;</text:p>
      <text:p text:style-name="Preformatted_20_Text"><text:s text:c="8"/>}</text:p>
      <text:p text:style-name="Preformatted_20_Text"><text:s text:c="8"/>else if(temp-&gt;d3 != NULL &amp;&amp; strcmp(t,temp-&gt;d3-&gt;dname)==0)</text:p>
      <text:p text:style-name="Preformatted_20_Text"><text:s text:c="8"/>{</text:p>
      <text:p text:style-name="Preformatted_20_Text"><text:s text:c="12"/>temp=temp-&gt;d3;</text:p>
      <text:p text:style-name="Preformatted_20_Text"><text:s text:c="8"/>}</text:p>
      <text:p text:style-name="Preformatted_20_Text"><text:s text:c="8"/>g = t;</text:p>
      <text:p text:style-name="Preformatted_20_Text"><text:s text:c="8"/>t = strtok(NULL,"/");</text:p>
      <text:p text:style-name="Preformatted_20_Text"><text:s text:c="8"/>if(t==NULL)</text:p>
      <text:p text:style-name="Preformatted_20_Text"><text:s text:c="8"/>{</text:p>
      <text:p text:style-name="Preformatted_20_Text"><text:s text:c="12"/>if(strcmp(temp-&gt;f1-&gt;fname,g)==0)</text:p>
      <text:p text:style-name="Preformatted_20_Text"><text:s text:c="16"/>return temp-&gt;f1;</text:p>
      <text:p text:style-name="Preformatted_20_Text"><text:s text:c="12"/>else if(strcmp(temp-&gt;f2-&gt;fname,g)==0)</text:p>
      <text:p text:style-name="Preformatted_20_Text"><text:s text:c="16"/>return temp-&gt;f2;</text:p>
      <text:p text:style-name="Preformatted_20_Text"><text:soft-page-break/><text:s text:c="12"/>else</text:p>
      <text:p text:style-name="Preformatted_20_Text"><text:s text:c="12"/>{</text:p>
      <text:p text:style-name="Preformatted_20_Text"><text:s text:c="16"/>printf("No such file!\n");</text:p>
      <text:p text:style-name="Preformatted_20_Text"><text:s text:c="16"/>return NULL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<text:s text:c="4"/>return NULL;</text:p>
      <text:p text:style-name="Preformatted_20_Text">}</text:p>
      <text:p text:style-name="Preformatted_20_Text">Directory* get_directory_pointer(char s[])</text:p>
      <text:p text:style-name="Preformatted_20_Text">{</text:p>
      <text:p text:style-name="Preformatted_20_Text"><text:s text:c="4"/>char *t = strtok(s,"/");</text:p>
      <text:p text:style-name="Preformatted_20_Text"><text:s text:c="4"/>char *g;</text:p>
      <text:p text:style-name="Preformatted_20_Text"><text:s text:c="4"/>Directory *temp = root;</text:p>
      <text:p text:style-name="Preformatted_20_Text"><text:s text:c="4"/>while(t != NULL){</text:p>
      <text:p text:style-name="Preformatted_20_Text"><text:s text:c="8"/>if(temp-&gt;d1 != NULL &amp;&amp; strcmp(t,temp-&gt;d1-&gt;dname)==0)</text:p>
      <text:p text:style-name="Preformatted_20_Text"><text:s text:c="8"/>{</text:p>
      <text:p text:style-name="Preformatted_20_Text"><text:s text:c="12"/>temp = temp-&gt;d1;</text:p>
      <text:p text:style-name="Preformatted_20_Text"><text:s text:c="8"/>}</text:p>
      <text:p text:style-name="Preformatted_20_Text"><text:s text:c="8"/>else if(temp-&gt;d2 != NULL &amp;&amp; strcmp(t,temp-&gt;d2-&gt;dname)==0)</text:p>
      <text:p text:style-name="Preformatted_20_Text"><text:s text:c="8"/>{</text:p>
      <text:p text:style-name="Preformatted_20_Text"><text:s text:c="12"/>temp = temp-&gt;d2;</text:p>
      <text:p text:style-name="Preformatted_20_Text"><text:s text:c="8"/>}</text:p>
      <text:p text:style-name="Preformatted_20_Text"><text:s text:c="8"/>else if(temp-&gt;d3 != NULL &amp;&amp; strcmp(t,temp-&gt;d3-&gt;dname)==0)</text:p>
      <text:p text:style-name="Preformatted_20_Text"><text:s text:c="8"/>{</text:p>
      <text:p text:style-name="Preformatted_20_Text"><text:s text:c="12"/>temp = temp-&gt;d3;</text:p>
      <text:p text:style-name="Preformatted_20_Text"><text:s text:c="8"/>}</text:p>
      <text:p text:style-name="Preformatted_20_Text"><text:s text:c="8"/>g = t;</text:p>
      <text:p text:style-name="Preformatted_20_Text"><text:s text:c="8"/>t = strtok(NULL,"/");</text:p>
      <text:p text:style-name="Preformatted_20_Text"><text:s text:c="8"/>if(t == NULL)</text:p>
      <text:p text:style-name="Preformatted_20_Text"><text:s text:c="8"/>{</text:p>
      <text:p text:style-name="Preformatted_20_Text"><text:s text:c="12"/>return temp;</text:p>
      <text:p text:style-name="Preformatted_20_Text"><text:s text:c="8"/>}</text:p>
      <text:p text:style-name="Preformatted_20_Text"><text:s text:c="4"/>}</text:p>
      <text:p text:style-name="Preformatted_20_Text"><text:s text:c="4"/>return NULL;</text:p>
      <text:p text:style-name="Preformatted_20_Text">}</text:p>
      <text:p text:style-name="Preformatted_20_Text">void display_file(File* f, char s[])</text:p>
      <text:p text:style-name="Preformatted_20_Text">{</text:p>
      <text:p text:style-name="Preformatted_20_Text"><text:s text:c="4"/>printf("%s\t\t%s\n",f-&gt;fname,s);</text:p>
      <text:p text:style-name="Preformatted_20_Text">}</text:p>
      <text:p text:style-name="Preformatted_20_Text">void display(Directory* r, char s[])</text:p>
      <text:p text:style-name="Preformatted_20_Text">{</text:p>
      <text:p text:style-name="Preformatted_20_Text"><text:s text:c="4"/>if(r!=NULL)</text:p>
      <text:p text:style-name="Preformatted_20_Text"><text:s text:c="4"/>{</text:p>
      <text:p text:style-name="Preformatted_20_Text"><text:s text:c="8"/>strcat(s,r-&gt;dname);</text:p>
      <text:p text:style-name="Preformatted_20_Text"><text:s text:c="8"/>strcat(s,"/");</text:p>
      <text:p text:style-name="Preformatted_20_Text"><text:s text:c="8"/>if(r-&gt;f1 != NULL)</text:p>
      <text:p text:style-name="Preformatted_20_Text"><text:s text:c="8"/>{</text:p>
      <text:p text:style-name="Preformatted_20_Text"><text:s text:c="12"/>display_file(r-&gt;f1,s);</text:p>
      <text:p text:style-name="Preformatted_20_Text"><text:s text:c="8"/>}</text:p>
      <text:p text:style-name="Preformatted_20_Text"><text:s text:c="8"/>if(r-&gt;f2!=NULL)</text:p>
      <text:p text:style-name="Preformatted_20_Text"><text:s text:c="8"/>{</text:p>
      <text:p text:style-name="Preformatted_20_Text"><text:s text:c="12"/>display_file(r-&gt;f2,s);</text:p>
      <text:p text:style-name="Preformatted_20_Text"><text:s text:c="8"/>}</text:p>
      <text:p text:style-name="Preformatted_20_Text"><text:s text:c="8"/>if(r-&gt;d1 != NULL) {</text:p>
      <text:p text:style-name="Preformatted_20_Text"><text:s text:c="12"/>char s1[50];</text:p>
      <text:p text:style-name="Preformatted_20_Text"><text:s text:c="12"/>strcpy(s1, s);</text:p>
      <text:p text:style-name="Preformatted_20_Text"><text:s text:c="12"/>display(r-&gt;d1,s1);</text:p>
      <text:p text:style-name="Preformatted_20_Text"><text:s text:c="8"/>}</text:p>
      <text:p text:style-name="Preformatted_20_Text"><text:s text:c="8"/>if(r-&gt;d2 != NULL) {</text:p>
      <text:p text:style-name="Preformatted_20_Text"><text:s text:c="12"/>char s1[50];</text:p>
      <text:p text:style-name="Preformatted_20_Text"><text:s text:c="12"/>strcpy(s1, s);</text:p>
      <text:p text:style-name="Preformatted_20_Text"><text:soft-page-break/><text:s text:c="12"/>display(r-&gt;d2,s1);</text:p>
      <text:p text:style-name="Preformatted_20_Text"><text:s text:c="8"/>}</text:p>
      <text:p text:style-name="Preformatted_20_Text"><text:s text:c="8"/>if(r-&gt;d3 != NULL) {</text:p>
      <text:p text:style-name="Preformatted_20_Text"><text:s text:c="12"/>char s1[50];</text:p>
      <text:p text:style-name="Preformatted_20_Text"><text:s text:c="12"/>strcpy(s1, s);</text:p>
      <text:p text:style-name="Preformatted_20_Text"><text:s text:c="12"/>display(r-&gt;d3,s1)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int main()</text:p>
      <text:p text:style-name="Preformatted_20_Text">{</text:p>
      <text:p text:style-name="Preformatted_20_Text"><text:s text:c="4"/>root = (Directory*)malloc(sizeof(Directory));</text:p>
      <text:p text:style-name="Preformatted_20_Text"><text:s text:c="4"/>strcpy(root-&gt;dname,"root");</text:p>
      <text:p text:style-name="Preformatted_20_Text"><text:s text:c="4"/>root-&gt;d1=NULL;</text:p>
      <text:p text:style-name="Preformatted_20_Text"><text:s text:c="4"/>root-&gt;d2=NULL;</text:p>
      <text:p text:style-name="Preformatted_20_Text"><text:s text:c="4"/>root-&gt;d3=NULL;</text:p>
      <text:p text:style-name="Preformatted_20_Text"><text:s text:c="4"/>root-&gt;f1=NULL;</text:p>
      <text:p text:style-name="Preformatted_20_Text"><text:s text:c="4"/>root-&gt;f2=NULL;</text:p>
      <text:p text:style-name="Preformatted_20_Text"><text:s text:c="4"/>int c;</text:p>
      <text:p text:style-name="Preformatted_20_Text"><text:s text:c="4"/>while(1)</text:p>
      <text:p text:style-name="Preformatted_20_Text"><text:s text:c="4"/>{</text:p>
      <text:p text:style-name="Preformatted_20_Text"><text:s text:c="8"/>printf("1. Insert a Directory\n");</text:p>
      <text:p text:style-name="Preformatted_20_Text"><text:s text:c="8"/>printf("2. Insert a File\n");</text:p>
      <text:p text:style-name="Preformatted_20_Text"><text:s text:c="8"/>printf("3. Display all files\n");</text:p>
      <text:p text:style-name="Preformatted_20_Text"><text:s text:c="8"/>printf("4. Exit\n");</text:p>
      <text:p text:style-name="Preformatted_20_Text"><text:s text:c="8"/>printf("Enter choice: ");</text:p>
      <text:p text:style-name="Preformatted_20_Text"><text:s text:c="8"/>scanf("%d",&amp;c);</text:p>
      <text:p text:style-name="Preformatted_20_Text"><text:s text:c="8"/>if(c==1)</text:p>
      <text:p text:style-name="Preformatted_20_Text"><text:s text:c="8"/>{</text:p>
      <text:p text:style-name="Preformatted_20_Text"><text:s text:c="12"/>char s[50];</text:p>
      <text:p text:style-name="Preformatted_20_Text"><text:s text:c="12"/>printf("Path format:\n");</text:p>
      <text:p text:style-name="Preformatted_20_Text"><text:s text:c="12"/>printf("root/ (or) root - to insert in root\n");</text:p>
      <text:p text:style-name="Preformatted_20_Text"><text:s text:c="12"/>printf("root/directory/ - to insert into directory in root\n");</text:p>
      <text:p text:style-name="Preformatted_20_Text"><text:s text:c="12"/>printf("Enter the path: ");</text:p>
      <text:p text:style-name="Preformatted_20_Text"><text:s text:c="12"/>scanf("%s",s);</text:p>
      <text:p text:style-name="Preformatted_20_Text"><text:s text:c="12"/>insert_directory(s);</text:p>
      <text:p text:style-name="Preformatted_20_Text"><text:s text:c="8"/>}</text:p>
      <text:p text:style-name="Preformatted_20_Text"><text:s text:c="8"/>else if(c==2)</text:p>
      <text:p text:style-name="Preformatted_20_Text"><text:s text:c="8"/>{</text:p>
      <text:p text:style-name="Preformatted_20_Text"><text:s text:c="12"/>char s[50];</text:p>
      <text:p text:style-name="Preformatted_20_Text"><text:s text:c="12"/>printf("Path format:\n");</text:p>
      <text:p text:style-name="Preformatted_20_Text"><text:s text:c="12"/>printf("root/ (or) root - to insert file in root\n");</text:p>
      <text:p text:style-name="Preformatted_20_Text"><text:s text:c="12"/>printf("root/directory/ - to insert file into directory in root\n");</text:p>
      <text:p text:style-name="Preformatted_20_Text"><text:s text:c="12"/>printf("Enter the path: ");</text:p>
      <text:p text:style-name="Preformatted_20_Text"><text:s text:c="12"/>scanf("%s",s);</text:p>
      <text:p text:style-name="Preformatted_20_Text"><text:s text:c="12"/>insert_file(s);</text:p>
      <text:p text:style-name="Preformatted_20_Text"><text:s text:c="8"/>}</text:p>
      <text:p text:style-name="Preformatted_20_Text"><text:s text:c="8"/>else if(c==3)</text:p>
      <text:p text:style-name="Preformatted_20_Text"><text:s text:c="8"/>{</text:p>
      <text:p text:style-name="Preformatted_20_Text"><text:s text:c="12"/>char s[400];</text:p>
      <text:p text:style-name="Preformatted_20_Text"><text:s text:c="12"/>strcpy(s,"");</text:p>
      <text:p text:style-name="Preformatted_20_Text"><text:s text:c="12"/>printf("File\t\tPath\n");</text:p>
      <text:p text:style-name="Preformatted_20_Text"><text:s text:c="12"/>display(root,s);</text:p>
      <text:p text:style-name="Preformatted_20_Text"><text:s text:c="8"/>}</text:p>
      <text:p text:style-name="Preformatted_20_Text"><text:s text:c="8"/>else {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gcc <text:soft-page-break/>Tree.c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./a.out</text:p>
      <text:p text:style-name="Preformatted_20_Text">1. Insert a Directory</text:p>
      <text:p text:style-name="Preformatted_20_Text">2. Insert a File</text:p>
      <text:p text:style-name="Preformatted_20_Text">3. Display all files</text:p>
      <text:p text:style-name="Preformatted_20_Text">4. Exit</text:p>
      <text:p text:style-name="Preformatted_20_Text">Enter choice: 1</text:p>
      <text:p text:style-name="Preformatted_20_Text">Path format:</text:p>
      <text:p text:style-name="Preformatted_20_Text">root/ (or) root - to insert in root</text:p>
      <text:p text:style-name="Preformatted_20_Text">root/directory/ - to insert into directory in root</text:p>
      <text:p text:style-name="Preformatted_20_Text">Enter the path: root</text:p>
      <text:p text:style-name="Preformatted_20_Text">Enter the directory name: D1</text:p>
      <text:p text:style-name="Preformatted_20_Text">1. Insert a Directory</text:p>
      <text:p text:style-name="Preformatted_20_Text">2. Insert a File</text:p>
      <text:p text:style-name="Preformatted_20_Text">3. Display all files</text:p>
      <text:p text:style-name="Preformatted_20_Text">4. Exit</text:p>
      <text:p text:style-name="Preformatted_20_Text">Enter choice: 1</text:p>
      <text:p text:style-name="Preformatted_20_Text">Path format:</text:p>
      <text:p text:style-name="Preformatted_20_Text">root/ (or) root - to insert in root</text:p>
      <text:p text:style-name="Preformatted_20_Text">root/directory/ - to insert into directory in root</text:p>
      <text:p text:style-name="Preformatted_20_Text">Enter the path: root</text:p>
      <text:p text:style-name="Preformatted_20_Text">Enter the directory name: D2</text:p>
      <text:p text:style-name="Preformatted_20_Text">1. Insert a Directory</text:p>
      <text:p text:style-name="Preformatted_20_Text">2. Insert a File</text:p>
      <text:p text:style-name="Preformatted_20_Text">3. Display all files</text:p>
      <text:p text:style-name="Preformatted_20_Text">4. Exit</text:p>
      <text:p text:style-name="Preformatted_20_Text">Enter choice: 1</text:p>
      <text:p text:style-name="Preformatted_20_Text">Path format:</text:p>
      <text:p text:style-name="Preformatted_20_Text">root/ (or) root - to insert in root</text:p>
      <text:p text:style-name="Preformatted_20_Text">root/directory/ - to insert into directory in root</text:p>
      <text:p text:style-name="Preformatted_20_Text">Enter the path: root</text:p>
      <text:p text:style-name="Preformatted_20_Text">Enter the directory name: D3</text:p>
      <text:p text:style-name="Preformatted_20_Text">1. Insert a Directory</text:p>
      <text:p text:style-name="Preformatted_20_Text">2. Insert a File</text:p>
      <text:p text:style-name="Preformatted_20_Text">3. Display all files</text:p>
      <text:p text:style-name="Preformatted_20_Text">4. Exit</text:p>
      <text:p text:style-name="Preformatted_20_Text">Enter choice: 1</text:p>
      <text:p text:style-name="Preformatted_20_Text">Path format:</text:p>
      <text:p text:style-name="Preformatted_20_Text">root/ (or) root - to insert in root</text:p>
      <text:p text:style-name="Preformatted_20_Text">root/directory/ - to insert into directory in root</text:p>
      <text:p text:style-name="Preformatted_20_Text">Enter the path: root</text:p>
      <text:p text:style-name="Preformatted_20_Text">Directory limit exceeded!</text:p>
      <text:p text:style-name="Preformatted_20_Text">1. Insert a Directory</text:p>
      <text:p text:style-name="Preformatted_20_Text">2. Insert a File</text:p>
      <text:p text:style-name="Preformatted_20_Text">3. Display all files</text:p>
      <text:p text:style-name="Preformatted_20_Text">4. Exit</text:p>
      <text:p text:style-name="Preformatted_20_Text">Enter choice: 1</text:p>
      <text:p text:style-name="Preformatted_20_Text">Path format:</text:p>
      <text:p text:style-name="Preformatted_20_Text">root/ (or) root - to insert in root</text:p>
      <text:p text:style-name="Preformatted_20_Text">root/directory/ - to insert into directory in root</text:p>
      <text:p text:style-name="Preformatted_20_Text">Enter the path: root/D1/</text:p>
      <text:p text:style-name="Preformatted_20_Text">Enter the directory name: file2.txt</text:p>
      <text:p text:style-name="Preformatted_20_Text">1. Insert a Directory</text:p>
      <text:p text:style-name="Preformatted_20_Text">2. Insert a File</text:p>
      <text:p text:style-name="Preformatted_20_Text">3. Display all files</text:p>
      <text:p text:style-name="Preformatted_20_Text">4. Exit</text:p>
      <text:p text:style-name="Preformatted_20_Text">Enter choice: 3</text:p>
      <text:p text:style-name="Preformatted_20_Text">File<text:tab/><text:tab/>Path</text:p>
      <text:p text:style-name="Preformatted_20_Text">1. Insert a Directory</text:p>
      <text:p text:style-name="Preformatted_20_Text"><text:soft-page-break/>2. Insert a File</text:p>
      <text:p text:style-name="Preformatted_20_Text">3. Display all files</text:p>
      <text:p text:style-name="Preformatted_20_Text">4. Exit</text:p>
      <text:p text:style-name="Preformatted_20_Text">Enter choice: 4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cat DAG.c</text:p>
      <text:p text:style-name="Preformatted_20_Text">#include&lt;stdio.h&gt;</text:p>
      <text:p text:style-name="Preformatted_20_Text">#include&lt;stdlib.h&gt;</text:p>
      <text:p text:style-name="Preformatted_20_Text">#include&lt;string.h&gt;</text:p>
      <text:p text:style-name="Preformatted_20_Text">struct Files {</text:p>
      <text:p text:style-name="Preformatted_20_Text"><text:s text:c="2"/>char fname[10];</text:p>
      <text:p text:style-name="Preformatted_20_Text"><text:s text:c="2"/>int reference;</text:p>
      <text:p text:style-name="Preformatted_20_Text">};</text:p>
      <text:p text:style-name="Preformatted_20_Text">typedef struct Files file;</text:p>
      <text:p text:style-name="Preformatted_20_Text">struct Directory {</text:p>
      <text:p text:style-name="Preformatted_20_Text"><text:s text:c="2"/>char dname[10];</text:p>
      <text:p text:style-name="Preformatted_20_Text"><text:s text:c="2"/>struct Directory *d1,*d2,*d3;</text:p>
      <text:p text:style-name="Preformatted_20_Text"><text:s text:c="2"/>file *f1,*f2;</text:p>
      <text:p text:style-name="Preformatted_20_Text">};</text:p>
      <text:p text:style-name="Preformatted_20_Text">typedef struct Directory directory;</text:p>
      <text:p text:style-name="Preformatted_20_Text"></text:p>
      <text:p text:style-name="Preformatted_20_Text">directory *root=NULL;</text:p>
      <text:p text:style-name="Preformatted_20_Text"></text:p>
      <text:p text:style-name="Preformatted_20_Text">void insert_directory(char s[])</text:p>
      <text:p text:style-name="Preformatted_20_Text">{</text:p>
      <text:p text:style-name="Preformatted_20_Text"><text:s text:c="2"/>directory* temp=root;</text:p>
      <text:p text:style-name="Preformatted_20_Text"><text:s text:c="2"/>char *t=strtok(s,"/");</text:p>
      <text:p text:style-name="Preformatted_20_Text"><text:s text:c="2"/>t=strtok(NULL,"/");</text:p>
      <text:p text:style-name="Preformatted_20_Text"><text:s text:c="2"/>while(t!=NULL){</text:p>
      <text:p text:style-name="Preformatted_20_Text"><text:s text:c="4"/>if(temp-&gt;d1!=NULL&amp;&amp;strcmp(t,temp-&gt;d1-&gt;dname)==0)</text:p>
      <text:p text:style-name="Preformatted_20_Text"><text:s text:c="6"/>{</text:p>
      <text:p text:style-name="Preformatted_20_Text"><text:tab/>temp=temp-&gt;d1;</text:p>
      <text:p text:style-name="Preformatted_20_Text"><text:s text:c="6"/>}</text:p>
      <text:p text:style-name="Preformatted_20_Text"><text:s text:c="4"/>else if(temp-&gt;d2!=NULL&amp;&amp;strcmp(t,temp-&gt;d2-&gt;dname)==0)</text:p>
      <text:p text:style-name="Preformatted_20_Text"><text:s text:c="6"/>{</text:p>
      <text:p text:style-name="Preformatted_20_Text"><text:tab/>temp=temp-&gt;d2;</text:p>
      <text:p text:style-name="Preformatted_20_Text"><text:s text:c="6"/>}</text:p>
      <text:p text:style-name="Preformatted_20_Text"><text:s text:c="4"/>else if(temp-&gt;d3!=NULL&amp;&amp;strcmp(t,temp-&gt;d3-&gt;dname)==0)</text:p>
      <text:p text:style-name="Preformatted_20_Text"><text:s text:c="6"/>{</text:p>
      <text:p text:style-name="Preformatted_20_Text"><text:tab/>temp=temp-&gt;d3;</text:p>
      <text:p text:style-name="Preformatted_20_Text"><text:s text:c="6"/>}</text:p>
      <text:p text:style-name="Preformatted_20_Text"><text:s text:c="4"/>t= strtok(NULL,"/");</text:p>
      <text:p text:style-name="Preformatted_20_Text"><text:s text:c="2"/>}</text:p>
      <text:p text:style-name="Preformatted_20_Text"><text:s text:c="4"/>if(t==NULL)</text:p>
      <text:p text:style-name="Preformatted_20_Text"><text:s text:c="6"/>{</text:p>
      <text:p text:style-name="Preformatted_20_Text"><text:tab/>if(temp-&gt;d1==NULL||temp-&gt;d2==NULL||temp-&gt;d3==NULL)</text:p>
      <text:p text:style-name="Preformatted_20_Text"><text:tab/> <text:s/>{</text:p>
      <text:p text:style-name="Preformatted_20_Text"><text:tab/> <text:s text:c="3"/>char d[10];</text:p>
      <text:p text:style-name="Preformatted_20_Text"><text:tab/> <text:s text:c="3"/>printf("Enter the directory name: ");</text:p>
      <text:p text:style-name="Preformatted_20_Text"><text:tab/> <text:s text:c="3"/>scanf("%s",d);</text:p>
      <text:p text:style-name="Preformatted_20_Text"><text:tab/> <text:s text:c="3"/>directory* newdir = (directory*)malloc(sizeof(directory));</text:p>
      <text:p text:style-name="Preformatted_20_Text"><text:tab/> <text:s text:c="3"/>strcpy(newdir-&gt;dname,d);</text:p>
      <text:p text:style-name="Preformatted_20_Text"><text:tab/> <text:s text:c="3"/>newdir-&gt;d1=NULL;</text:p>
      <text:p text:style-name="Preformatted_20_Text"><text:s text:c="12"/>newdir-&gt;d2=NULL;</text:p>
      <text:p text:style-name="Preformatted_20_Text"><text:s text:c="12"/>newdir-&gt;d3=NULL;</text:p>
      <text:p text:style-name="Preformatted_20_Text"><text:s text:c="12"/>newdir-&gt;f1=NULL;</text:p>
      <text:p text:style-name="Preformatted_20_Text"><text:s text:c="12"/>newdir-&gt;f2=NULL;</text:p>
      <text:p text:style-name="Preformatted_20_Text"><text:tab/> <text:s text:c="3"/>if(temp-&gt;d1==NULL)</text:p>
      <text:p text:style-name="Preformatted_20_Text"><text:tab/> <text:s text:c="5"/>{</text:p>
      <text:p text:style-name="Preformatted_20_Text"><text:tab/><text:tab/>temp-&gt;d1=newdir;</text:p>
      <text:p text:style-name="Preformatted_20_Text"><text:soft-page-break/><text:tab/> <text:s text:c="5"/>}</text:p>
      <text:p text:style-name="Preformatted_20_Text"><text:tab/> <text:s text:c="3"/>else if(temp-&gt;d2==NULL&amp;&amp; strcmp(d,temp-&gt;d1-&gt;dname)!=0)</text:p>
      <text:p text:style-name="Preformatted_20_Text"><text:tab/> <text:s text:c="5"/>{</text:p>
      <text:p text:style-name="Preformatted_20_Text"><text:tab/><text:tab/>temp-&gt;d2=newdir;</text:p>
      <text:p text:style-name="Preformatted_20_Text"><text:tab/> <text:s text:c="5"/>}</text:p>
      <text:p text:style-name="Preformatted_20_Text"><text:tab/> <text:s text:c="3"/>else if( strcmp(d,temp-&gt;d1-&gt;dname)!=0&amp;&amp; strcmp(d,temp-&gt;d2-&gt;dname)!=0)</text:p>
      <text:p text:style-name="Preformatted_20_Text"><text:tab/> <text:s text:c="5"/>{</text:p>
      <text:p text:style-name="Preformatted_20_Text"><text:tab/><text:tab/>temp-&gt;d3=newdir;</text:p>
      <text:p text:style-name="Preformatted_20_Text"><text:tab/> <text:s text:c="5"/>}</text:p>
      <text:p text:style-name="Preformatted_20_Text"><text:tab/> <text:s text:c="3"/>else if( strcmp(d,temp-&gt;d1-&gt;dname)==0|| strcmp(d,temp-&gt;d2-&gt;dname)==0)</text:p>
      <text:p text:style-name="Preformatted_20_Text"><text:tab/> <text:s text:c="5"/>printf("Duplicate directories not allowed: Invalid Entry\n");</text:p>
      <text:p text:style-name="Preformatted_20_Text"><text:tab/> <text:s text:c="3"/></text:p>
      <text:p text:style-name="Preformatted_20_Text"><text:tab/> <text:s text:c="3"/>}</text:p>
      <text:p text:style-name="Preformatted_20_Text"><text:tab/>else <text:s/></text:p>
      <text:p text:style-name="Preformatted_20_Text"><text:tab/> <text:s/>printf("Directory limit Exceeded\n");</text:p>
      <text:p text:style-name="Preformatted_20_Text"><text:s text:c="6"/>}// close of if(t==NULL)</text:p>
      <text:p text:style-name="Preformatted_20_Text"><text:s text:c="4"/></text:p>
      <text:p text:style-name="Preformatted_20_Text">}//close of function</text:p>
      <text:p text:style-name="Preformatted_20_Text"></text:p>
      <text:p text:style-name="Preformatted_20_Text">void insert_file(char s[])</text:p>
      <text:p text:style-name="Preformatted_20_Text">{</text:p>
      <text:p text:style-name="Preformatted_20_Text"><text:s text:c="2"/>directory* temp=root;</text:p>
      <text:p text:style-name="Preformatted_20_Text"><text:s text:c="2"/>char temp1[100];</text:p>
      <text:p text:style-name="Preformatted_20_Text"><text:s text:c="2"/>strcpy(temp1,s); <text:s/></text:p>
      <text:p text:style-name="Preformatted_20_Text"><text:s text:c="2"/>char *t=strtok(s,"/");</text:p>
      <text:p text:style-name="Preformatted_20_Text"><text:s text:c="2"/>t=strtok(NULL,"/");</text:p>
      <text:p text:style-name="Preformatted_20_Text"><text:s text:c="2"/>while(t!=NULL){</text:p>
      <text:p text:style-name="Preformatted_20_Text"><text:s text:c="4"/>if(temp-&gt;d1!=NULL&amp;&amp;strcmp(t,temp-&gt;d1-&gt;dname)==0)</text:p>
      <text:p text:style-name="Preformatted_20_Text"><text:s text:c="6"/>{</text:p>
      <text:p text:style-name="Preformatted_20_Text"><text:tab/>temp=temp-&gt;d1;</text:p>
      <text:p text:style-name="Preformatted_20_Text"><text:s text:c="6"/>}</text:p>
      <text:p text:style-name="Preformatted_20_Text"><text:s text:c="4"/>else if(temp-&gt;d2!=NULL&amp;&amp;strcmp(t,temp-&gt;d2-&gt;dname)==0)</text:p>
      <text:p text:style-name="Preformatted_20_Text"><text:s text:c="6"/>{</text:p>
      <text:p text:style-name="Preformatted_20_Text"><text:tab/>temp=temp-&gt;d2;</text:p>
      <text:p text:style-name="Preformatted_20_Text"><text:s text:c="6"/>}</text:p>
      <text:p text:style-name="Preformatted_20_Text"><text:s text:c="4"/>else if(temp-&gt;d3!=NULL&amp;&amp;strcmp(t,temp-&gt;d3-&gt;dname)==0)</text:p>
      <text:p text:style-name="Preformatted_20_Text"><text:s text:c="6"/>{</text:p>
      <text:p text:style-name="Preformatted_20_Text"><text:tab/>temp=temp-&gt;d3;</text:p>
      <text:p text:style-name="Preformatted_20_Text"><text:s text:c="6"/>}</text:p>
      <text:p text:style-name="Preformatted_20_Text"><text:s text:c="4"/>t= strtok(NULL,"/");</text:p>
      <text:p text:style-name="Preformatted_20_Text"><text:s text:c="2"/>}</text:p>
      <text:p text:style-name="Preformatted_20_Text"><text:s text:c="4"/>if(t==NULL)</text:p>
      <text:p text:style-name="Preformatted_20_Text"><text:s text:c="6"/>{</text:p>
      <text:p text:style-name="Preformatted_20_Text"><text:tab/>if(temp-&gt;f1==NULL||temp-&gt;f2==NULL)</text:p>
      <text:p text:style-name="Preformatted_20_Text"><text:tab/> <text:s/>{</text:p>
      <text:p text:style-name="Preformatted_20_Text"><text:tab/> <text:s text:c="3"/>char d[10];</text:p>
      <text:p text:style-name="Preformatted_20_Text"><text:tab/> <text:s text:c="3"/>printf("Enter the file name: ");</text:p>
      <text:p text:style-name="Preformatted_20_Text"><text:tab/> <text:s text:c="3"/>scanf("%s",d);</text:p>
      <text:p text:style-name="Preformatted_20_Text"><text:tab/> <text:s text:c="3"/>file *newfile = (file*)malloc(sizeof(file));</text:p>
      <text:p text:style-name="Preformatted_20_Text"><text:tab/> <text:s text:c="3"/>strcpy(newfile-&gt;fname,d);</text:p>
      <text:p text:style-name="Preformatted_20_Text"><text:s text:c="12"/>printf("Enter the file reference number: ");</text:p>
      <text:p text:style-name="Preformatted_20_Text"><text:s text:c="12"/>scanf("%d",&amp;(newfile-&gt;reference)); </text:p>
      <text:p text:style-name="Preformatted_20_Text"><text:tab/> <text:s text:c="3"/>if(temp-&gt;f1==NULL)</text:p>
      <text:p text:style-name="Preformatted_20_Text"><text:tab/> <text:s text:c="5"/>{</text:p>
      <text:p text:style-name="Preformatted_20_Text"><text:tab/><text:tab/>temp-&gt;f1=newfile;</text:p>
      <text:p text:style-name="Preformatted_20_Text"><text:tab/> <text:s text:c="5"/>}</text:p>
      <text:p text:style-name="Preformatted_20_Text"><text:tab/> <text:s text:c="3"/>else if(temp-&gt;f2==NULL)</text:p>
      <text:p text:style-name="Preformatted_20_Text"><text:tab/> <text:s text:c="5"/>{</text:p>
      <text:p text:style-name="Preformatted_20_Text"><text:tab/><text:tab/>temp-&gt;f2=newfile;</text:p>
      <text:p text:style-name="Preformatted_20_Text"><text:tab/> <text:s text:c="5"/>}</text:p>
      <text:p text:style-name="Preformatted_20_Text"><text:tab/> <text:s/>}</text:p>
      <text:p text:style-name="Preformatted_20_Text"><text:tab/>else</text:p>
      <text:p text:style-name="Preformatted_20_Text"><text:soft-page-break/><text:tab/> <text:s/>printf("Directory file limit Exceeded");</text:p>
      <text:p text:style-name="Preformatted_20_Text"><text:s text:c="6"/>}// close of if(t==NULL)</text:p>
      <text:p text:style-name="Preformatted_20_Text"><text:s text:c="4"/></text:p>
      <text:p text:style-name="Preformatted_20_Text">}//close of function</text:p>
      <text:p text:style-name="Preformatted_20_Text"></text:p>
      <text:p text:style-name="Preformatted_20_Text">file* get_file_pointer(char s[])</text:p>
      <text:p text:style-name="Preformatted_20_Text">{</text:p>
      <text:p text:style-name="Preformatted_20_Text"><text:s text:c="2"/>char *t= strtok(s,"/");</text:p>
      <text:p text:style-name="Preformatted_20_Text"><text:s text:c="2"/>char *g;</text:p>
      <text:p text:style-name="Preformatted_20_Text"><text:s text:c="2"/>directory *temp=root;</text:p>
      <text:p text:style-name="Preformatted_20_Text"><text:s text:c="2"/>while(t!=NULL){</text:p>
      <text:p text:style-name="Preformatted_20_Text"><text:s text:c="4"/>if(temp-&gt;d1!=NULL&amp;&amp;strcmp(t,temp-&gt;d1-&gt;dname)==0) <text:s text:c="10"/>//</text:p>
      <text:p text:style-name="Preformatted_20_Text"><text:s text:c="6"/>{ <text:s text:c="39"/>//</text:p>
      <text:p text:style-name="Preformatted_20_Text"><text:tab/>temp=temp-&gt;d1; <text:s text:c="25"/>//</text:p>
      <text:p text:style-name="Preformatted_20_Text"><text:s text:c="6"/>} <text:s text:c="40"/>//</text:p>
      <text:p text:style-name="Preformatted_20_Text"><text:s text:c="4"/>else if(temp-&gt;d2!=NULL&amp;&amp;strcmp(t,temp-&gt;d2-&gt;dname)==0) <text:s text:c="5"/>// <text:s text:c="3"/>if "file" name part of the string is reached then all the if an else id would fail </text:p>
      <text:p text:style-name="Preformatted_20_Text"><text:s text:c="6"/>{ <text:s text:c="39"/>// <text:s text:c="3"/></text:p>
      <text:p text:style-name="Preformatted_20_Text"><text:tab/>temp=temp-&gt;d2; <text:s text:c="25"/>//</text:p>
      <text:p text:style-name="Preformatted_20_Text"><text:s text:c="6"/>} <text:s text:c="39"/>//</text:p>
      <text:p text:style-name="Preformatted_20_Text"><text:s text:c="4"/>else if(temp-&gt;d3!=NULL&amp;&amp;strcmp(t,temp-&gt;d3-&gt;dname)==0) <text:s text:c="5"/>//</text:p>
      <text:p text:style-name="Preformatted_20_Text"><text:s text:c="6"/>{</text:p>
      <text:p text:style-name="Preformatted_20_Text"><text:tab/>temp=temp-&gt;d3;</text:p>
      <text:p text:style-name="Preformatted_20_Text"><text:s text:c="6"/>}</text:p>
      <text:p text:style-name="Preformatted_20_Text"><text:s text:c="4"/>g=t;//g will store the last parsed part of the string . This will the the file name.</text:p>
      <text:p text:style-name="Preformatted_20_Text"><text:s text:c="4"/>t= strtok(NULL,"/");</text:p>
      <text:p text:style-name="Preformatted_20_Text"><text:s text:c="4"/>if(t==NULL)</text:p>
      <text:p text:style-name="Preformatted_20_Text"><text:s text:c="6"/>{</text:p>
      <text:p text:style-name="Preformatted_20_Text"><text:tab/>if(strcmp(temp-&gt;f1-&gt;fname,g)==0)</text:p>
      <text:p text:style-name="Preformatted_20_Text"><text:tab/> <text:s/>return temp-&gt;f1;</text:p>
      <text:p text:style-name="Preformatted_20_Text"><text:tab/>else if(strcmp(temp-&gt;f2-&gt;fname,g)==0)</text:p>
      <text:p text:style-name="Preformatted_20_Text"><text:tab/> <text:s/>return temp-&gt;f2;</text:p>
      <text:p text:style-name="Preformatted_20_Text"><text:tab/>else</text:p>
      <text:p text:style-name="Preformatted_20_Text"><text:tab/> <text:s/>{</text:p>
      <text:p text:style-name="Preformatted_20_Text"><text:tab/> <text:s text:c="3"/>printf("ERROR: NO SUCH FILE FOUND\n");</text:p>
      <text:p text:style-name="Preformatted_20_Text"><text:tab/> <text:s text:c="3"/>return NULL;</text:p>
      <text:p text:style-name="Preformatted_20_Text"><text:tab/> <text:s/>}</text:p>
      <text:p text:style-name="Preformatted_20_Text"><text:s text:c="6"/>}//close of if(t==NULL)</text:p>
      <text:p text:style-name="Preformatted_20_Text"><text:s text:c="2"/>}//close of while</text:p>
      <text:p text:style-name="Preformatted_20_Text">}// close of function.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directory* get_directory_pointer(char s[])</text:p>
      <text:p text:style-name="Preformatted_20_Text">{</text:p>
      <text:p text:style-name="Preformatted_20_Text"><text:s text:c="2"/>char *t= strtok(s,"/");</text:p>
      <text:p text:style-name="Preformatted_20_Text"><text:s text:c="2"/>char *g;</text:p>
      <text:p text:style-name="Preformatted_20_Text"><text:s text:c="2"/>directory *temp=root;</text:p>
      <text:p text:style-name="Preformatted_20_Text"><text:s text:c="2"/>while(t!=NULL){</text:p>
      <text:p text:style-name="Preformatted_20_Text"><text:s text:c="4"/>if(temp-&gt;d1!=NULL&amp;&amp;strcmp(t,temp-&gt;d1-&gt;dname)==0) <text:s text:c="10"/>//</text:p>
      <text:p text:style-name="Preformatted_20_Text"><text:s text:c="6"/>{ <text:s text:c="39"/>//</text:p>
      <text:p text:style-name="Preformatted_20_Text"><text:tab/>temp=temp-&gt;d1; <text:s text:c="25"/>//</text:p>
      <text:p text:style-name="Preformatted_20_Text"><text:s text:c="6"/>} <text:s text:c="40"/>//</text:p>
      <text:p text:style-name="Preformatted_20_Text"><text:s text:c="4"/>else if(temp-&gt;d2!=NULL&amp;&amp;strcmp(t,temp-&gt;d2-&gt;dname)==0) <text:s text:c="5"/>// <text:s text:c="2"/></text:p>
      <text:p text:style-name="Preformatted_20_Text"><text:s text:c="6"/>{ <text:s text:c="39"/>// <text:s text:c="3"/></text:p>
      <text:p text:style-name="Preformatted_20_Text"><text:tab/>temp=temp-&gt;d2; <text:s text:c="25"/>//</text:p>
      <text:p text:style-name="Preformatted_20_Text"><text:s text:c="6"/>} <text:s text:c="39"/>//</text:p>
      <text:p text:style-name="Preformatted_20_Text"><text:s text:c="4"/>else if(temp-&gt;d3!=NULL&amp;&amp;strcmp(t,temp-&gt;d3-&gt;dname)==0) <text:s text:c="5"/>//</text:p>
      <text:p text:style-name="Preformatted_20_Text"><text:s text:c="6"/>{</text:p>
      <text:p text:style-name="Preformatted_20_Text"><text:soft-page-break/><text:tab/>temp=temp-&gt;d3;</text:p>
      <text:p text:style-name="Preformatted_20_Text"><text:s text:c="6"/>}</text:p>
      <text:p text:style-name="Preformatted_20_Text"><text:s text:c="4"/>g=t;</text:p>
      <text:p text:style-name="Preformatted_20_Text"><text:s text:c="4"/>t= strtok(NULL,"/");</text:p>
      <text:p text:style-name="Preformatted_20_Text"><text:s text:c="4"/>if(t==NULL)</text:p>
      <text:p text:style-name="Preformatted_20_Text"><text:s text:c="6"/>{</text:p>
      <text:p text:style-name="Preformatted_20_Text"><text:tab/>return temp;</text:p>
      <text:p text:style-name="Preformatted_20_Text"><text:s text:c="6"/>}//close of if(t==NULL)</text:p>
      <text:p text:style-name="Preformatted_20_Text"><text:s text:c="2"/>}//close of while</text:p>
      <text:p text:style-name="Preformatted_20_Text">}// close of function.</text:p>
      <text:p text:style-name="Preformatted_20_Text"></text:p>
      <text:p text:style-name="Preformatted_20_Text">void create_link(char s1[],char s2[])</text:p>
      <text:p text:style-name="Preformatted_20_Text">{</text:p>
      <text:p text:style-name="Preformatted_20_Text"><text:s text:c="2"/>file* f1= get_file_pointer(s1);</text:p>
      <text:p text:style-name="Preformatted_20_Text"><text:s text:c="2"/>char a[300];</text:p>
      <text:p text:style-name="Preformatted_20_Text"><text:s text:c="2"/>directory* d2=get_directory_pointer(s2);</text:p>
      <text:p text:style-name="Preformatted_20_Text"><text:s text:c="2"/>if(f1!=NULL){</text:p>
      <text:p text:style-name="Preformatted_20_Text"><text:s text:c="4"/>if(d2-&gt;f1==NULL)</text:p>
      <text:p text:style-name="Preformatted_20_Text"><text:s text:c="6"/>{</text:p>
      <text:p text:style-name="Preformatted_20_Text"><text:tab/>d2-&gt;f1=f1;</text:p>
      <text:p text:style-name="Preformatted_20_Text"><text:s text:c="6"/>}</text:p>
      <text:p text:style-name="Preformatted_20_Text"><text:s text:c="4"/>else if(d2-&gt;f2==NULL)</text:p>
      <text:p text:style-name="Preformatted_20_Text"><text:s text:c="6"/>{</text:p>
      <text:p text:style-name="Preformatted_20_Text"><text:tab/>d2-&gt;f2=f1;</text:p>
      <text:p text:style-name="Preformatted_20_Text"><text:tab/></text:p>
      <text:p text:style-name="Preformatted_20_Text"><text:s text:c="6"/>}</text:p>
      <text:p text:style-name="Preformatted_20_Text"><text:s text:c="4"/>else</text:p>
      <text:p text:style-name="Preformatted_20_Text"><text:s text:c="6"/>{</text:p>
      <text:p text:style-name="Preformatted_20_Text"><text:tab/>printf("Not enough space in the directory to make the link.\n");</text:p>
      <text:p text:style-name="Preformatted_20_Text"><text:s text:c="6"/>}</text:p>
      <text:p text:style-name="Preformatted_20_Text"><text:s text:c="2"/>}</text:p>
      <text:p text:style-name="Preformatted_20_Text">}</text:p>
      <text:p text:style-name="Preformatted_20_Text">void display_file(file* f,char s[])</text:p>
      <text:p text:style-name="Preformatted_20_Text">{</text:p>
      <text:p text:style-name="Preformatted_20_Text"><text:s text:c="2"/>printf("%s\t\t%s<text:span text:style-name="T1">\t\t%d</text:span>\n",f-&gt;fname,s,<text:span text:style-name="T1">f-&gt;reference</text:span>);</text:p>
      <text:p text:style-name="Preformatted_20_Text">}</text:p>
      <text:p text:style-name="Preformatted_20_Text"></text:p>
      <text:p text:style-name="Preformatted_20_Text">void display(directory* r,char s[]) <text:s text:c="2"/>// this is a simple n-ary tree traversal routine</text:p>
      <text:p text:style-name="Preformatted_20_Text">{</text:p>
      <text:p text:style-name="Preformatted_20_Text"><text:s text:c="2"/>if(r!=NULL)</text:p>
      <text:p text:style-name="Preformatted_20_Text"><text:s text:c="4"/>{</text:p>
      <text:p text:style-name="Preformatted_20_Text"><text:s text:c="6"/>strcat(s,r-&gt;dname);</text:p>
      <text:p text:style-name="Preformatted_20_Text"><text:s text:c="6"/>strcat(s,"/");</text:p>
      <text:p text:style-name="Preformatted_20_Text"><text:s text:c="6"/>if(r-&gt;f1!=NULL)</text:p>
      <text:p text:style-name="Preformatted_20_Text"><text:tab/>{</text:p>
      <text:p text:style-name="Preformatted_20_Text"><text:tab/> <text:s/>display_file(r-&gt;f1,s);</text:p>
      <text:p text:style-name="Preformatted_20_Text"><text:tab/>}</text:p>
      <text:p text:style-name="Preformatted_20_Text"><text:s text:c="6"/>if(r-&gt;f2!=NULL)</text:p>
      <text:p text:style-name="Preformatted_20_Text"><text:tab/>{</text:p>
      <text:p text:style-name="Preformatted_20_Text"><text:tab/> <text:s/>display_file(r-&gt;f2,s);</text:p>
      <text:p text:style-name="Preformatted_20_Text"><text:tab/>}</text:p>
      <text:p text:style-name="Preformatted_20_Text"><text:s text:c="6"/>display(r-&gt;d1,s);</text:p>
      <text:p text:style-name="Preformatted_20_Text"><text:s text:c="6"/>display(r-&gt;d2,s);</text:p>
      <text:p text:style-name="Preformatted_20_Text"><text:s text:c="6"/>display(r-&gt;d3,s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</text:p>
      <text:p text:style-name="Preformatted_20_Text">{</text:p>
      <text:p text:style-name="Preformatted_20_Text"><text:s text:c="2"/>root= (directory* )malloc(sizeof(directory));</text:p>
      <text:p text:style-name="Preformatted_20_Text"><text:s text:c="2"/>strcpy(root-&gt;dname,"root");</text:p>
      <text:p text:style-name="Preformatted_20_Text"><text:soft-page-break/><text:s text:c="2"/>root-&gt;d1=NULL;</text:p>
      <text:p text:style-name="Preformatted_20_Text"><text:s text:c="2"/>root-&gt;d2=NULL;</text:p>
      <text:p text:style-name="Preformatted_20_Text"><text:s text:c="2"/>root-&gt;d3=NULL;</text:p>
      <text:p text:style-name="Preformatted_20_Text"><text:s text:c="2"/>root-&gt;f1=NULL;</text:p>
      <text:p text:style-name="Preformatted_20_Text"><text:s text:c="2"/>root-&gt;f2=NULL;</text:p>
      <text:p text:style-name="Preformatted_20_Text"><text:s text:c="2"/>int c;</text:p>
      <text:p text:style-name="Preformatted_20_Text"><text:s text:c="2"/>while(1)</text:p>
      <text:p text:style-name="Preformatted_20_Text"><text:s text:c="4"/>{</text:p>
      <text:p text:style-name="Preformatted_20_Text"><text:s text:c="6"/>printf("1. Insert a Directory.\n");</text:p>
      <text:p text:style-name="Preformatted_20_Text"><text:s text:c="6"/>printf("2. Insert a File.\n");</text:p>
      <text:p text:style-name="Preformatted_20_Text"><text:s text:c="6"/>printf("3. Create another link to the file.\n");</text:p>
      <text:p text:style-name="Preformatted_20_Text"><text:s text:c="6"/>printf("4. Display all the file.\n");</text:p>
      <text:p text:style-name="Preformatted_20_Text"><text:s text:c="6"/>printf("5. Exit.\n");</text:p>
      <text:p text:style-name="Preformatted_20_Text"><text:s text:c="6"/>printf("Enter your choice: ");</text:p>
      <text:p text:style-name="Preformatted_20_Text"><text:s text:c="6"/>scanf("%d",&amp;c);</text:p>
      <text:p text:style-name="Preformatted_20_Text"><text:s text:c="6"/>if(c==1)</text:p>
      <text:p text:style-name="Preformatted_20_Text"><text:tab/>{</text:p>
      <text:p text:style-name="Preformatted_20_Text"><text:tab/> <text:s/>printf("==============================================\n");</text:p>
      <text:p text:style-name="Preformatted_20_Text"><text:tab/> <text:s/>printf(" <text:s text:c="2"/>Insert a Directory to the Tree. <text:s text:c="10"/>\n");</text:p>
      <text:p text:style-name="Preformatted_20_Text"><text:tab/> <text:s/>printf("==============================================\n");</text:p>
      <text:p text:style-name="Preformatted_20_Text"><text:tab/> <text:s/>char s[50];</text:p>
      <text:p text:style-name="Preformatted_20_Text"><text:tab/> <text:s/>printf("Path format:- \n");</text:p>
      <text:p text:style-name="Preformatted_20_Text"><text:tab/> <text:s/>printf("root/ (or) root --------&gt; to insert a directory in root\n");</text:p>
      <text:p text:style-name="Preformatted_20_Text"><text:tab/> <text:s/>printf("root/directory1/------&gt; to insert into the directory1 in root\n");</text:p>
      <text:p text:style-name="Preformatted_20_Text"><text:tab/> <text:s/>printf("Note: You need to create the directory1 before you do operation on it.\n\n");</text:p>
      <text:p text:style-name="Preformatted_20_Text"><text:tab/> <text:s/>printf("Enter the path: ");</text:p>
      <text:p text:style-name="Preformatted_20_Text"><text:tab/> <text:s/>scanf("%s",s);</text:p>
      <text:p text:style-name="Preformatted_20_Text"><text:tab/> <text:s/>insert_directory(s);</text:p>
      <text:p text:style-name="Preformatted_20_Text"><text:tab/>}</text:p>
      <text:p text:style-name="Preformatted_20_Text"><text:s text:c="6"/>else if(c==2)</text:p>
      <text:p text:style-name="Preformatted_20_Text"><text:tab/>{</text:p>
      <text:p text:style-name="Preformatted_20_Text"><text:tab/> <text:s/>printf("==============================================\n");</text:p>
      <text:p text:style-name="Preformatted_20_Text"><text:tab/> <text:s/>printf(" <text:s text:c="2"/>Insert a File to the Tree. <text:s text:c="10"/>\n");</text:p>
      <text:p text:style-name="Preformatted_20_Text"><text:tab/> <text:s/>printf("==============================================\n");</text:p>
      <text:p text:style-name="Preformatted_20_Text"><text:tab/> <text:s/>char s[50];</text:p>
      <text:p text:style-name="Preformatted_20_Text"><text:tab/> <text:s/>printf("Path format:- \n");</text:p>
      <text:p text:style-name="Preformatted_20_Text"><text:tab/> <text:s/>printf("root/ (or) root --------&gt; to insert a file in root\n");</text:p>
      <text:p text:style-name="Preformatted_20_Text"><text:tab/> <text:s/>printf("root/directory1/------&gt; to insert file into the directory1 in root\n");</text:p>
      <text:p text:style-name="Preformatted_20_Text"><text:tab/> <text:s/>printf("Note: You need to create the directory1 before you do operation on it.\n\n");</text:p>
      <text:p text:style-name="Preformatted_20_Text"><text:tab/> <text:s/>printf("Enter the path: ");</text:p>
      <text:p text:style-name="Preformatted_20_Text"><text:tab/> <text:s/>scanf("%s",s);</text:p>
      <text:p text:style-name="Preformatted_20_Text"><text:tab/> <text:s/>insert_file(s);</text:p>
      <text:p text:style-name="Preformatted_20_Text"><text:tab/>}</text:p>
      <text:p text:style-name="Preformatted_20_Text"><text:s text:c="6"/>else if(c==3)</text:p>
      <text:p text:style-name="Preformatted_20_Text"><text:tab/>{</text:p>
      <text:p text:style-name="Preformatted_20_Text"><text:tab/> <text:s/>printf("==============================================\n");</text:p>
      <text:p text:style-name="Preformatted_20_Text"><text:tab/> <text:s/>printf(" <text:s/>Create another link to the File <text:s text:c="13"/>\n");</text:p>
      <text:p text:style-name="Preformatted_20_Text"><text:tab/> <text:s/>printf("==============================================\n");</text:p>
      <text:p text:style-name="Preformatted_20_Text"><text:tab/> <text:s/>char s1[50];</text:p>
      <text:p text:style-name="Preformatted_20_Text"><text:tab/> <text:s/>char s2[50];</text:p>
      <text:p text:style-name="Preformatted_20_Text"><text:tab/> <text:s/>printf("Enter the complete path of the file(including the file name): ");</text:p>
      <text:p text:style-name="Preformatted_20_Text"><text:tab/> <text:s/>scanf("%s",s1);</text:p>
      <text:p text:style-name="Preformatted_20_Text"><text:tab/> <text:s/>printf("Enter the path of the directory with which you want to create link: ");</text:p>
      <text:p text:style-name="Preformatted_20_Text"><text:tab/> <text:s/>scanf("%s",s2);</text:p>
      <text:p text:style-name="Preformatted_20_Text"><text:tab/> <text:s/>create_link(s1,s2);</text:p>
      <text:p text:style-name="Preformatted_20_Text"><text:tab/> <text:s/></text:p>
      <text:p text:style-name="Preformatted_20_Text"><text:soft-page-break/><text:tab/>}</text:p>
      <text:p text:style-name="Preformatted_20_Text"><text:s text:c="6"/>else if(c==4)</text:p>
      <text:p text:style-name="Preformatted_20_Text"><text:tab/>{</text:p>
      <text:p text:style-name="Preformatted_20_Text"><text:tab/> <text:s/>char s[400];</text:p>
      <text:p text:style-name="Preformatted_20_Text"><text:tab/> <text:s/>strcpy(s,"/");</text:p>
      <text:p text:style-name="Preformatted_20_Text"><text:tab/> <text:s/>printf("FILE\t\tPATH\n");</text:p>
      <text:p text:style-name="Preformatted_20_Text"><text:tab/> <text:s/>display(root,s);</text:p>
      <text:p text:style-name="Preformatted_20_Text"><text:tab/>}</text:p>
      <text:p text:style-name="Preformatted_20_Text"><text:s text:c="6"/>else{</text:p>
      <text:p text:style-name="Preformatted_20_Text"><text:tab/>break;</text:p>
      <text:p text:style-name="Preformatted_20_Text"><text:s text:c="6"/>} </text:p>
      <text:p text:style-name="Preformatted_20_Text"><text:s text:c="4"/>}</text:p>
      <text:p text:style-name="Preformatted_20_Text"><text:s text:c="2"/></text:p>
      <text:p text:style-name="Preformatted_20_Text">}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gcc DAG.c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./a.out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1</text:p>
      <text:p text:style-name="Preformatted_20_Text">==============================================</text:p>
      <text:p text:style-name="Preformatted_20_Text"><text:s text:c="3"/>Insert a Directory to the Tree. <text:s text:c="10"/></text:p>
      <text:p text:style-name="Preformatted_20_Text">==============================================</text:p>
      <text:p text:style-name="Preformatted_20_Text">Path format:- </text:p>
      <text:p text:style-name="Preformatted_20_Text">root/ (or) root --------&gt; to insert a directory in root</text:p>
      <text:p text:style-name="Preformatted_20_Text">root/directory1/------&gt; to insert into the directory1 in root</text:p>
      <text:p text:style-name="Preformatted_20_Text">Note: You need to create the directory1 before you do operation on it.</text:p>
      <text:p text:style-name="Preformatted_20_Text"></text:p>
      <text:p text:style-name="Preformatted_20_Text">Enter the path: root</text:p>
      <text:p text:style-name="Preformatted_20_Text">Enter the directory name: D1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1</text:p>
      <text:p text:style-name="Preformatted_20_Text">==============================================</text:p>
      <text:p text:style-name="Preformatted_20_Text"><text:s text:c="3"/>Insert a Directory to the Tree. <text:s text:c="10"/></text:p>
      <text:p text:style-name="Preformatted_20_Text">==============================================</text:p>
      <text:p text:style-name="Preformatted_20_Text">Path format:- </text:p>
      <text:p text:style-name="Preformatted_20_Text">root/ (or) root --------&gt; to insert a directory in root</text:p>
      <text:p text:style-name="Preformatted_20_Text">root/directory1/------&gt; to insert into the directory1 in root</text:p>
      <text:p text:style-name="Preformatted_20_Text">Note: You need to create the directory1 before you do operation on it.</text:p>
      <text:p text:style-name="Preformatted_20_Text"></text:p>
      <text:p text:style-name="Preformatted_20_Text">Enter the path: root/D1/</text:p>
      <text:p text:style-name="Preformatted_20_Text">Enter the directory name: D@# #2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2</text:p>
      <text:p text:style-name="Preformatted_20_Text">==============================================</text:p>
      <text:p text:style-name="Preformatted_20_Text"><text:s text:c="3"/>Insert a File to the Tree. <text:s text:c="10"/></text:p>
      <text:p text:style-name="Preformatted_20_Text"><text:soft-page-break/>==============================================</text:p>
      <text:p text:style-name="Preformatted_20_Text">Path format:- </text:p>
      <text:p text:style-name="Preformatted_20_Text">root/ (or) root --------&gt; to insert a file in root</text:p>
      <text:p text:style-name="Preformatted_20_Text">root/directory1/------&gt; to insert file into the directory1 in root</text:p>
      <text:p text:style-name="Preformatted_20_Text">Note: You need to create the directory1 before you do operation on it.</text:p>
      <text:p text:style-name="Preformatted_20_Text"></text:p>
      <text:p text:style-name="Preformatted_20_Text">Enter the path: root</text:p>
      <text:p text:style-name="Preformatted_20_Text">Enter the file name: file1.txt</text:p>
      <text:p text:style-name="Preformatted_20_Text">Enter the file reference number: 1000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2</text:p>
      <text:p text:style-name="Preformatted_20_Text">==============================================</text:p>
      <text:p text:style-name="Preformatted_20_Text"><text:s text:c="3"/>Insert a File to the Tree. <text:s text:c="10"/></text:p>
      <text:p text:style-name="Preformatted_20_Text">==============================================</text:p>
      <text:p text:style-name="Preformatted_20_Text">Path format:- </text:p>
      <text:p text:style-name="Preformatted_20_Text">root/ (or) root --------&gt; to insert a file in root</text:p>
      <text:p text:style-name="Preformatted_20_Text">root/directory1/------&gt; to insert file into the directory1 in root</text:p>
      <text:p text:style-name="Preformatted_20_Text">Note: You need to create the directory1 before you do operation on it.</text:p>
      <text:p text:style-name="Preformatted_20_Text"></text:p>
      <text:p text:style-name="Preformatted_20_Text">Enter the path: fi# ## #root/D1/</text:p>
      <text:p text:style-name="Preformatted_20_Text">Enter the file name: file2.txt</text:p>
      <text:p text:style-name="Preformatted_20_Text">Enter the file reference number: 2000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2</text:p>
      <text:p text:style-name="Preformatted_20_Text">==============================================</text:p>
      <text:p text:style-name="Preformatted_20_Text"><text:s text:c="3"/>Insert a File to the Tree. <text:s text:c="10"/></text:p>
      <text:p text:style-name="Preformatted_20_Text">==============================================</text:p>
      <text:p text:style-name="Preformatted_20_Text">Path format:- </text:p>
      <text:p text:style-name="Preformatted_20_Text">root/ (or) root --------&gt; to insert a file in root</text:p>
      <text:p text:style-name="Preformatted_20_Text">root/directory1/------&gt; to insert file into the directory1 in root</text:p>
      <text:p text:style-name="Preformatted_20_Text">Note: You need to create the directory1 before you do operation on it.</text:p>
      <text:p text:style-name="Preformatted_20_Text"></text:p>
      <text:p text:style-name="Preformatted_20_Text">Enter the path: root/D1/</text:p>
      <text:p text:style-name="Preformatted_20_Text">Enter the file name: file3.txt</text:p>
      <text:p text:style-name="Preformatted_20_Text">Enter the file reference number: 3000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1</text:p>
      <text:p text:style-name="Preformatted_20_Text">==============================================</text:p>
      <text:p text:style-name="Preformatted_20_Text"><text:s text:c="3"/>Insert a Directory to the Tree. <text:s text:c="10"/></text:p>
      <text:p text:style-name="Preformatted_20_Text">==============================================</text:p>
      <text:p text:style-name="Preformatted_20_Text">Path format:- </text:p>
      <text:p text:style-name="Preformatted_20_Text">root/ (or) root --------&gt; to insert a directory in root</text:p>
      <text:p text:style-name="Preformatted_20_Text">root/directory1/------&gt; to insert into the directory1 in root</text:p>
      <text:p text:style-name="Preformatted_20_Text">Note: You need to create the directory1 before you do operation on it.</text:p>
      <text:p text:style-name="Preformatted_20_Text"></text:p>
      <text:p text:style-name="Preformatted_20_Text">Enter the path: root/D1</text:p>
      <text:p text:style-name="Preformatted_20_Text">Enter the directory name: D2</text:p>
      <text:p text:style-name="Preformatted_20_Text">Duplicate directories not allowed: Invalid Entry</text:p>
      <text:p text:style-name="Preformatted_20_Text">1. Insert a Directory.</text:p>
      <text:p text:style-name="Preformatted_20_Text">2. Insert a File.</text:p>
      <text:p text:style-name="Preformatted_20_Text"><text:soft-page-break/>3. Create another link to the file.</text:p>
      <text:p text:style-name="Preformatted_20_Text">4. Display all the file.</text:p>
      <text:p text:style-name="Preformatted_20_Text">5. Exit.</text:p>
      <text:p text:style-name="Preformatted_20_Text">Enter your choice: 2</text:p>
      <text:p text:style-name="Preformatted_20_Text">==============================================</text:p>
      <text:p text:style-name="Preformatted_20_Text"><text:s text:c="3"/>Insert a File to the Tree. <text:s text:c="10"/></text:p>
      <text:p text:style-name="Preformatted_20_Text">==============================================</text:p>
      <text:p text:style-name="Preformatted_20_Text">Path format:- </text:p>
      <text:p text:style-name="Preformatted_20_Text">root/ (or) root --------&gt; to insert a file in root</text:p>
      <text:p text:style-name="Preformatted_20_Text">root/directory1/------&gt; to insert file into the directory1 in root</text:p>
      <text:p text:style-name="Preformatted_20_Text">Note: You need to create the directory1 before you do operation on it.</text:p>
      <text:p text:style-name="Preformatted_20_Text"></text:p>
      <text:p text:style-name="Preformatted_20_Text">Enter the path: root/D1/D2/</text:p>
      <text:p text:style-name="Preformatted_20_Text">Enter the file name: file4.ts# #xt</text:p>
      <text:p text:style-name="Preformatted_20_Text">Enter the file reference number: 4000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4</text:p>
      <text:p text:style-name="Preformatted_20_Text">FILE<text:tab/><text:tab/>PATH</text:p>
      <text:p text:style-name="Preformatted_20_Text">file1.txt<text:tab/><text:tab/>/root/</text:p>
      <text:p text:style-name="Preformatted_20_Text">file2.txt<text:tab/><text:tab/>/root/D1/</text:p>
      <text:p text:style-name="Preformatted_20_Text">file3.txt<text:tab/><text:tab/>/root/D1/</text:p>
      <text:p text:style-name="Preformatted_20_Text">file4.txt<text:tab/><text:tab/>/root/D1/D2/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3</text:p>
      <text:p text:style-name="Preformatted_20_Text">==============================================</text:p>
      <text:p text:style-name="Preformatted_20_Text"><text:s text:c="2"/>Create another link to the File <text:s text:c="13"/></text:p>
      <text:p text:style-name="Preformatted_20_Text">==============================================</text:p>
      <text:p text:style-name="Preformatted_20_Text">Enter the complete path of the file(including the file name): root/D1/D4# #2/file4.txt/# #</text:p>
      <text:p text:style-name="Preformatted_20_Text">Enter the path of the directory with which you want to create link: root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3</text:p>
      <text:p text:style-name="Preformatted_20_Text">==============================================</text:p>
      <text:p text:style-name="Preformatted_20_Text"><text:s text:c="2"/>Create another link to the File <text:s text:c="13"/></text:p>
      <text:p text:style-name="Preformatted_20_Text">==============================================</text:p>
      <text:p text:style-name="Preformatted_20_Text">Enter the complete path of the file(including the file name): root/D1/file2.txt</text:p>
      <text:p text:style-name="Preformatted_20_Text">Enter the path of the directory with which you want to create link: root</text:p>
      <text:p text:style-name="Preformatted_20_Text">Not enough space in the directory to make the link.</text:p>
      <text:p text:style-name="Preformatted_20_Text"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4</text:p>
      <text:p text:style-name="Preformatted_20_Text">FILE<text:tab/><text:tab/>PATH</text:p>
      <text:p text:style-name="Preformatted_20_Text">file1.txt<text:tab/><text:tab/>/root/</text:p>
      <text:p text:style-name="Preformatted_20_Text">file4.txt<text:tab/><text:tab/>/root/</text:p>
      <text:p text:style-name="Preformatted_20_Text">file2.txt<text:tab/><text:tab/>/root/D1/</text:p>
      <text:p text:style-name="Preformatted_20_Text">file3.txt<text:tab/><text:tab/>/root/D1/</text:p>
      <text:p text:style-name="Preformatted_20_Text">file4.txt<text:tab/><text:tab/>/root/D1/D2/</text:p>
      <text:p text:style-name="Preformatted_20_Text"><text:soft-page-break/>1. Insert a Directory.</text:p>
      <text:p text:style-name="Preformatted_20_Text">2. Insert a File.</text:p>
      <text:p text:style-name="Preformatted_20_Text">3. Create another link to the file.</text:p>
      <text:p text:style-name="Preformatted_20_Text">4. Display all the file.</text:p>
      <text:p text:style-name="Preformatted_20_Text">5. Exit.</text:p>
      <text:p text:style-name="Preformatted_20_Text">Enter your choice: 5</text:p>
      <text:p text:style-name="Preformatted_20_Text">#]0;praveen@praveen-Lenovo-ideapad-520-15IKB: ~/Opearting systems/15.File Organisation techniques##[01;32mpraveen@praveen-Lenovo-ideapad-520-15IKB#[00m:#[01;34m~/Opearting systems/15.File Organisation techniques#[00m$ exit</text:p>
      <text:p text:style-name="Preformatted_20_Text">exit</text:p>
      <text:p text:style-name="Preformatted_20_Text"/>
      <text:p text:style-name="Preformatted_20_Text">Script done on 2019-03-13 13:36:56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6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3:56:21.056002008</dc:date>
    <meta:editing-duration>PT6M35S</meta:editing-duration>
    <meta:editing-cycles>1</meta:editing-cycles>
    <meta:document-statistic meta:table-count="0" meta:image-count="0" meta:object-count="0" meta:page-count="21" meta:paragraph-count="1199" meta:word-count="3388" meta:character-count="32059" meta:non-whitespace-character-count="23065"/>
    <meta:generator>LibreOffice/6.0.7.3$Linux_X86_64 LibreOffice_project/00m0$Build-3</meta:generator>
  </office:meta>
</office:document-meta>
</file>